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9.7pt"/>
    </style:style>
    <style:style style:name="co4" style:family="table-column">
      <style:table-column-properties fo:break-before="auto" style:column-width="80.5pt"/>
    </style:style>
    <style:style style:name="co5" style:family="table-column">
      <style:table-column-properties fo:break-before="auto" style:column-width="101.34pt"/>
    </style:style>
    <style:style style:name="co6" style:family="table-column">
      <style:table-column-properties fo:break-before="auto" style:column-width="647.15pt"/>
    </style:style>
    <style:style style:name="co7" style:family="table-column">
      <style:table-column-properties fo:break-before="auto" style:column-width="47.31pt"/>
    </style:style>
    <style:style style:name="co8" style:family="table-column">
      <style:table-column-properties fo:break-before="auto" style:column-width="182.95pt"/>
    </style:style>
    <style:style style:name="co9" style:family="table-column">
      <style:table-column-properties fo:break-before="auto" style:column-width="464.71pt"/>
    </style:style>
    <style:style style:name="co10" style:family="table-column">
      <style:table-column-properties fo:break-before="auto" style:column-width="51.14pt"/>
    </style:style>
    <style:style style:name="co11" style:family="table-column">
      <style:table-column-properties fo:break-before="auto" style:column-width="128.89pt"/>
    </style:style>
    <style:style style:name="co12" style:family="table-column">
      <style:table-column-properties fo:break-before="auto" style:column-width="450.06pt"/>
    </style:style>
    <style:style style:name="co13" style:family="table-column">
      <style:table-column-properties fo:break-before="auto" style:column-width="547.54pt"/>
    </style:style>
    <style:style style:name="co14" style:family="table-column">
      <style:table-column-properties fo:break-before="auto" style:column-width="127.36pt"/>
    </style:style>
    <style:style style:name="co15" style:family="table-column">
      <style:table-column-properties fo:break-before="auto" style:column-width="408.36pt"/>
    </style:style>
    <style:style style:name="co16" style:family="table-column">
      <style:table-column-properties fo:break-before="auto" style:column-width="486.54pt"/>
    </style:style>
    <style:style style:name="co17" style:family="table-column">
      <style:table-column-properties fo:break-before="auto" style:column-width="507.4pt"/>
    </style:style>
    <style:style style:name="co18" style:family="table-column">
      <style:table-column-properties fo:break-before="auto" style:column-width="68.94pt"/>
    </style:style>
    <style:style style:name="co19" style:family="table-column">
      <style:table-column-properties fo:break-before="auto" style:column-width="54.26pt"/>
    </style:style>
    <style:style style:name="co20" style:family="table-column">
      <style:table-column-properties fo:break-before="auto" style:column-width="251.09pt"/>
    </style:style>
    <style:style style:name="co21" style:family="table-column">
      <style:table-column-properties fo:break-before="auto" style:column-width="535.95pt"/>
    </style:style>
    <style:style style:name="co22" style:family="table-column">
      <style:table-column-properties fo:break-before="auto" style:column-width="400.9pt"/>
    </style:style>
    <style:style style:name="co23" style:family="table-column">
      <style:table-column-properties fo:break-before="auto" style:column-width="327.54pt"/>
    </style:style>
    <style:style style:name="co24" style:family="table-column">
      <style:table-column-properties fo:break-before="auto" style:column-width="465.7pt"/>
    </style:style>
    <style:style style:name="co25" style:family="table-column">
      <style:table-column-properties fo:break-before="auto" style:column-width="356.85pt"/>
    </style:style>
    <style:style style:name="co26" style:family="table-column">
      <style:table-column-properties fo:break-before="auto" style:column-width="276.6pt"/>
    </style:style>
    <style:style style:name="co27" style:family="table-column">
      <style:table-column-properties fo:break-before="auto" style:column-width="183.2pt"/>
    </style:style>
    <style:style style:name="co28" style:family="table-column">
      <style:table-column-properties fo:break-before="auto" style:column-width="238pt"/>
    </style:style>
    <style:style style:name="co29" style:family="table-column">
      <style:table-column-properties fo:break-before="auto" style:column-width="217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89pt" fo:break-before="auto" style:use-optimal-row-height="false"/>
    </style:style>
    <style:style style:name="ro3" style:family="table-row">
      <style:table-row-properties style:row-height="20.86pt" fo:break-before="auto" style:use-optimal-row-height="false"/>
    </style:style>
    <style:style style:name="ro4" style:family="table-row">
      <style:table-row-properties style:row-height="17.15pt" fo:break-before="auto" style:use-optimal-row-height="false"/>
    </style:style>
    <style:style style:name="ro5" style:family="table-row">
      <style:table-row-properties style:row-height="16.4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hee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Percent Done</text:p>
          </table:table-cell>
          <table:table-cell office:value-type="string" calcext:value-type="string">
            <text:p>Total (excl. N/A)</text:p>
          </table:table-cell>
          <table:table-cell office:value-type="string" calcext:value-type="string">
            <text:p>Percent NA</text:p>
          </table:table-cell>
          <table:table-cell office:value-type="string" calcext:value-type="string">
            <text:p>Percent Done</text:p>
          </table:table-cell>
          <table:table-cell office:value-type="string" calcext:value-type="string">
            <text:p>Not in PASS</text:p>
          </table:table-cell>
          <table:table-cell office:value-type="string" calcext:value-type="string">
            <text:p>Percent not in PASS</text:p>
          </table:table-cell>
        </table:table-row>
        <table:table-row table:style-name="ro1">
          <table:table-cell office:value-type="string" calcext:value-type="string">
            <text:p>Means</text:p>
          </table:table-cell>
          <table:table-cell table:formula="of:=COUNTIF([Means.$B$1:.$B$426];[.B$2])" office:value-type="float" office:value="0" calcext:value-type="float">
            <text:p>0</text:p>
          </table:table-cell>
          <table:table-cell table:formula="of:=COUNTIF([Means.$B$1:.$B$426];[.C$2])" office:value-type="float" office:value="262" calcext:value-type="float">
            <text:p>262</text:p>
          </table:table-cell>
          <table:table-cell table:formula="of:=COUNTIF([Means.$B$1:.$B$426];[.D$2])" office:value-type="float" office:value="0" calcext:value-type="float">
            <text:p>0</text:p>
          </table:table-cell>
          <table:table-cell table:formula="of:=SUM([.B3:.D3])" office:value-type="float" office:value="262" calcext:value-type="float">
            <text:p>262</text:p>
          </table:table-cell>
          <table:table-cell table:formula="of:=[Summary.B3]/[Summary.E3]" office:value-type="float" office:value="0" calcext:value-type="float">
            <text:p>0</text:p>
          </table:table-cell>
          <table:table-cell table:formula="of:=[.B3]+[.C3]" office:value-type="float" office:value="262" calcext:value-type="float">
            <text:p>262</text:p>
          </table:table-cell>
          <table:table-cell table:formula="of:=[.D3]/[.E3]" office:value-type="float" office:value="0" calcext:value-type="float">
            <text:p>0</text:p>
          </table:table-cell>
          <table:table-cell table:formula="of:=[Summary.B3]/[Summary.G3]" office:value-type="float" office:value="0" calcext:value-type="float">
            <text:p>0</text:p>
          </table:table-cell>
          <table:table-cell table:formula="of:=COUNTIF([Means.$C$1:.$C$426];[.J$2])" office:value-type="float" office:value="0" calcext:value-type="float">
            <text:p>0</text:p>
          </table:table-cell>
          <table:table-cell table:formula="of:=[Summary.J3]/[Summary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portions</text:p>
          </table:table-cell>
          <table:table-cell table:formula="of:=COUNTIF([Proportions.$C$1:.$C$399];[.B$2])" office:value-type="float" office:value="0" calcext:value-type="float">
            <text:p>0</text:p>
          </table:table-cell>
          <table:table-cell table:formula="of:=COUNTIF([Proportions.$C$1:.$C$399];[.C$2])" office:value-type="float" office:value="273" calcext:value-type="float">
            <text:p>273</text:p>
          </table:table-cell>
          <table:table-cell table:formula="of:=COUNTIF([Proportions.$C$1:.$C$399];[.D$2])" office:value-type="float" office:value="0" calcext:value-type="float">
            <text:p>0</text:p>
          </table:table-cell>
          <table:table-cell table:formula="of:=SUM([.B4:.D4])" office:value-type="float" office:value="273" calcext:value-type="float">
            <text:p>273</text:p>
          </table:table-cell>
          <table:table-cell table:formula="of:=[Summary.B4]/[Summary.E4]" office:value-type="float" office:value="0" calcext:value-type="float">
            <text:p>0</text:p>
          </table:table-cell>
          <table:table-cell table:formula="of:=[.B4]+[.C4]" office:value-type="float" office:value="273" calcext:value-type="float">
            <text:p>273</text:p>
          </table:table-cell>
          <table:table-cell table:formula="of:=[.D4]/[.E4]" office:value-type="float" office:value="0" calcext:value-type="float">
            <text:p>0</text:p>
          </table:table-cell>
          <table:table-cell table:formula="of:=[Summary.B4]/[Summary.G4]" office:value-type="float" office:value="0" calcext:value-type="float">
            <text:p>0</text:p>
          </table:table-cell>
          <table:table-cell table:formula="of:=COUNTIF([Proportions.$D$1:.$D$399];[.J$2])" office:value-type="float" office:value="0" calcext:value-type="float">
            <text:p>0</text:p>
          </table:table-cell>
          <table:table-cell table:formula="of:=[Summary.J4]/[Summary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COUNTIF([Correlation.$B$1:.$B$495];[.B$2])" office:value-type="float" office:value="0" calcext:value-type="float">
            <text:p>0</text:p>
          </table:table-cell>
          <table:table-cell table:formula="of:=COUNTIF([Correlation.$B$1:.$B$495];[.C$2])" office:value-type="float" office:value="22" calcext:value-type="float">
            <text:p>22</text:p>
          </table:table-cell>
          <table:table-cell table:formula="of:=COUNTIF([Correlation.$B$1:.$B$495];[.D$2])" office:value-type="float" office:value="0" calcext:value-type="float">
            <text:p>0</text:p>
          </table:table-cell>
          <table:table-cell table:formula="of:=SUM([.B5:.D5])" office:value-type="float" office:value="22" calcext:value-type="float">
            <text:p>22</text:p>
          </table:table-cell>
          <table:table-cell table:formula="of:=[Summary.B5]/[Summary.E5]" office:value-type="float" office:value="0" calcext:value-type="float">
            <text:p>0</text:p>
          </table:table-cell>
          <table:table-cell table:formula="of:=[.B5]+[.C5]" office:value-type="float" office:value="22" calcext:value-type="float">
            <text:p>22</text:p>
          </table:table-cell>
          <table:table-cell table:formula="of:=[.D5]/[.E5]" office:value-type="float" office:value="0" calcext:value-type="float">
            <text:p>0</text:p>
          </table:table-cell>
          <table:table-cell table:formula="of:=[Summary.B5]/[Summary.G5]" office:value-type="float" office:value="0" calcext:value-type="float">
            <text:p>0</text:p>
          </table:table-cell>
          <table:table-cell table:formula="of:=COUNTIF([Correlation.$C$1:.$C$495];[.J$2])" office:value-type="float" office:value="0" calcext:value-type="float">
            <text:p>0</text:p>
          </table:table-cell>
          <table:table-cell table:formula="of:=[Summary.J5]/[Summary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table:formula="of:=COUNTIF([Variance.$B$1:.$B$488];[.B$2])" office:value-type="float" office:value="0" calcext:value-type="float">
            <text:p>0</text:p>
          </table:table-cell>
          <table:table-cell table:formula="of:=COUNTIF([Variance.$B$1:.$B$488];[.C$2])" office:value-type="float" office:value="30" calcext:value-type="float">
            <text:p>30</text:p>
          </table:table-cell>
          <table:table-cell table:formula="of:=COUNTIF([Variance.$B$1:.$B$488];[.D$2])" office:value-type="float" office:value="0" calcext:value-type="float">
            <text:p>0</text:p>
          </table:table-cell>
          <table:table-cell table:formula="of:=SUM([.B6:.D6])" office:value-type="float" office:value="30" calcext:value-type="float">
            <text:p>30</text:p>
          </table:table-cell>
          <table:table-cell table:formula="of:=[Summary.B6]/[Summary.E6]" office:value-type="float" office:value="0" calcext:value-type="float">
            <text:p>0</text:p>
          </table:table-cell>
          <table:table-cell table:formula="of:=[.B6]+[.C6]" office:value-type="float" office:value="30" calcext:value-type="float">
            <text:p>30</text:p>
          </table:table-cell>
          <table:table-cell table:formula="of:=[.D6]/[.E6]" office:value-type="float" office:value="0" calcext:value-type="float">
            <text:p>0</text:p>
          </table:table-cell>
          <table:table-cell table:formula="of:=[Summary.B6]/[Summary.G6]" office:value-type="float" office:value="0" calcext:value-type="float">
            <text:p>0</text:p>
          </table:table-cell>
          <table:table-cell table:formula="of:=COUNTIF([Variance.$C$1:.$C$488];[.J$2])" office:value-type="float" office:value="0" calcext:value-type="float">
            <text:p>0</text:p>
          </table:table-cell>
          <table:table-cell table:formula="of:=[Summary.J6]/[Summary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n Parametric</text:p>
          </table:table-cell>
          <table:table-cell table:formula="of:=COUNTIF(['Non Parametric'.$B$1:.$B$500];[.B$2])" office:value-type="float" office:value="0" calcext:value-type="float">
            <text:p>0</text:p>
          </table:table-cell>
          <table:table-cell table:formula="of:=COUNTIF(['Non Parametric'.$B$1:.$B$500];[.C$2])" office:value-type="float" office:value="29" calcext:value-type="float">
            <text:p>29</text:p>
          </table:table-cell>
          <table:table-cell table:formula="of:=COUNTIF(['Non Parametric'.$B$1:.$B$500];[.D$2])" office:value-type="float" office:value="0" calcext:value-type="float">
            <text:p>0</text:p>
          </table:table-cell>
          <table:table-cell table:formula="of:=SUM([.B7:.D7])" office:value-type="float" office:value="29" calcext:value-type="float">
            <text:p>29</text:p>
          </table:table-cell>
          <table:table-cell table:formula="of:=[Summary.B7]/[Summary.E7]" office:value-type="float" office:value="0" calcext:value-type="float">
            <text:p>0</text:p>
          </table:table-cell>
          <table:table-cell table:formula="of:=[.B7]+[.C7]" office:value-type="float" office:value="29" calcext:value-type="float">
            <text:p>29</text:p>
          </table:table-cell>
          <table:table-cell table:formula="of:=[.D7]/[.E7]" office:value-type="float" office:value="0" calcext:value-type="float">
            <text:p>0</text:p>
          </table:table-cell>
          <table:table-cell table:formula="of:=[Summary.B7]/[Summary.G7]" office:value-type="float" office:value="0" calcext:value-type="float">
            <text:p>0</text:p>
          </table:table-cell>
          <table:table-cell table:formula="of:=COUNTIF(['Non Parametric'.$C$1:.$C$500];[.J$2])" office:value-type="float" office:value="0" calcext:value-type="float">
            <text:p>0</text:p>
          </table:table-cell>
          <table:table-cell table:formula="of:=[Summary.J7]/[Summary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ity</text:p>
          </table:table-cell>
          <table:table-cell table:formula="of:=COUNTIF([Normality.$B$1:.$B$500];[.B$2])" office:value-type="float" office:value="0" calcext:value-type="float">
            <text:p>0</text:p>
          </table:table-cell>
          <table:table-cell table:formula="of:=COUNTIF([Normality.$B$1:.$B$500];[.C$2])" office:value-type="float" office:value="9" calcext:value-type="float">
            <text:p>9</text:p>
          </table:table-cell>
          <table:table-cell table:formula="of:=COUNTIF([Normality.$B$1:.$B$500];[.D$2])" office:value-type="float" office:value="0" calcext:value-type="float">
            <text:p>0</text:p>
          </table:table-cell>
          <table:table-cell table:formula="of:=SUM([.B8:.D8])" office:value-type="float" office:value="9" calcext:value-type="float">
            <text:p>9</text:p>
          </table:table-cell>
          <table:table-cell table:formula="of:=[Summary.B8]/[Summary.E8]" office:value-type="float" office:value="0" calcext:value-type="float">
            <text:p>0</text:p>
          </table:table-cell>
          <table:table-cell table:formula="of:=[.B8]+[.C8]" office:value-type="float" office:value="9" calcext:value-type="float">
            <text:p>9</text:p>
          </table:table-cell>
          <table:table-cell table:formula="of:=[.D8]/[.E8]" office:value-type="float" office:value="0" calcext:value-type="float">
            <text:p>0</text:p>
          </table:table-cell>
          <table:table-cell table:formula="of:=[Summary.B8]/[Summary.G8]" office:value-type="float" office:value="0" calcext:value-type="float">
            <text:p>0</text:p>
          </table:table-cell>
          <table:table-cell table:formula="of:=COUNTIF([Normality.$C$1:.$C$500];[.J$2])" office:value-type="float" office:value="0" calcext:value-type="float">
            <text:p>0</text:p>
          </table:table-cell>
          <table:table-cell table:formula="of:=[Summary.J8]/[Summary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 To Event</text:p>
          </table:table-cell>
          <table:table-cell table:formula="of:=COUNTIF(['Time To Event'.$B$1:.$B$485];[.B$2])" office:value-type="float" office:value="0" calcext:value-type="float">
            <text:p>0</text:p>
          </table:table-cell>
          <table:table-cell table:formula="of:=COUNTIF(['Time To Event'.$B$1:.$B$485];[.C$2])" office:value-type="float" office:value="69" calcext:value-type="float">
            <text:p>69</text:p>
          </table:table-cell>
          <table:table-cell table:formula="of:=COUNTIF(['Time To Event'.$B$1:.$B$485];[.D$2])" office:value-type="float" office:value="0" calcext:value-type="float">
            <text:p>0</text:p>
          </table:table-cell>
          <table:table-cell table:formula="of:=SUM([.B9:.D9])" office:value-type="float" office:value="69" calcext:value-type="float">
            <text:p>69</text:p>
          </table:table-cell>
          <table:table-cell table:formula="of:=[Summary.B9]/[Summary.E9]" office:value-type="float" office:value="0" calcext:value-type="float">
            <text:p>0</text:p>
          </table:table-cell>
          <table:table-cell table:formula="of:=[.B9]+[.C9]" office:value-type="float" office:value="69" calcext:value-type="float">
            <text:p>69</text:p>
          </table:table-cell>
          <table:table-cell table:formula="of:=[.D9]/[.E9]" office:value-type="float" office:value="0" calcext:value-type="float">
            <text:p>0</text:p>
          </table:table-cell>
          <table:table-cell table:formula="of:=[Summary.B9]/[Summary.G9]" office:value-type="float" office:value="0" calcext:value-type="float">
            <text:p>0</text:p>
          </table:table-cell>
          <table:table-cell table:formula="of:=COUNTIF(['Time To Event'.$C$1:.$C$485];[.J$2])" office:value-type="float" office:value="0" calcext:value-type="float">
            <text:p>0</text:p>
          </table:table-cell>
          <table:table-cell table:formula="of:=[Summary.J9]/[Summary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nts and Rates</text:p>
          </table:table-cell>
          <table:table-cell table:formula="of:=COUNTIF(['Counts and Rates'.$B$1:.$B$500];[.B$2])" office:value-type="float" office:value="0" calcext:value-type="float">
            <text:p>0</text:p>
          </table:table-cell>
          <table:table-cell table:formula="of:=COUNTIF(['Counts and Rates'.$B$1:.$B$500];[.C$2])" office:value-type="float" office:value="7" calcext:value-type="float">
            <text:p>7</text:p>
          </table:table-cell>
          <table:table-cell table:formula="of:=COUNTIF(['Counts and Rates'.$B$1:.$B$500];[.D$2])" office:value-type="float" office:value="0" calcext:value-type="float">
            <text:p>0</text:p>
          </table:table-cell>
          <table:table-cell table:formula="of:=SUM([.B10:.D10])" office:value-type="float" office:value="7" calcext:value-type="float">
            <text:p>7</text:p>
          </table:table-cell>
          <table:table-cell table:formula="of:=[Summary.B10]/[Summary.E10]" office:value-type="float" office:value="0" calcext:value-type="float">
            <text:p>0</text:p>
          </table:table-cell>
          <table:table-cell table:formula="of:=[.B10]+[.C10]" office:value-type="float" office:value="7" calcext:value-type="float">
            <text:p>7</text:p>
          </table:table-cell>
          <table:table-cell table:formula="of:=[.D10]/[.E10]" office:value-type="float" office:value="0" calcext:value-type="float">
            <text:p>0</text:p>
          </table:table-cell>
          <table:table-cell table:formula="of:=[Summary.B10]/[Summary.G10]" office:value-type="float" office:value="0" calcext:value-type="float">
            <text:p>0</text:p>
          </table:table-cell>
          <table:table-cell table:formula="of:=COUNTIF(['Counts and Rates'.$C$1:.$C$500];[.J$2])" office:value-type="float" office:value="0" calcext:value-type="float">
            <text:p>0</text:p>
          </table:table-cell>
          <table:table-cell table:formula="of:=[Summary.J10]/[Summary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ression</text:p>
          </table:table-cell>
          <table:table-cell table:formula="of:=COUNTIF([Regression.$B$1:.$B$500];[.B$2])" office:value-type="float" office:value="0" calcext:value-type="float">
            <text:p>0</text:p>
          </table:table-cell>
          <table:table-cell table:formula="of:=COUNTIF([Regression.$B$1:.$B$500];[.C$2])" office:value-type="float" office:value="17" calcext:value-type="float">
            <text:p>17</text:p>
          </table:table-cell>
          <table:table-cell table:formula="of:=COUNTIF([Regression.$B$1:.$B$500];[.D$2])" office:value-type="float" office:value="0" calcext:value-type="float">
            <text:p>0</text:p>
          </table:table-cell>
          <table:table-cell table:formula="of:=SUM([.B11:.D11])" office:value-type="float" office:value="17" calcext:value-type="float">
            <text:p>17</text:p>
          </table:table-cell>
          <table:table-cell table:formula="of:=[Summary.B11]/[Summary.E11]" office:value-type="float" office:value="0" calcext:value-type="float">
            <text:p>0</text:p>
          </table:table-cell>
          <table:table-cell table:formula="of:=[.B11]+[.C11]" office:value-type="float" office:value="17" calcext:value-type="float">
            <text:p>17</text:p>
          </table:table-cell>
          <table:table-cell table:formula="of:=[.D11]/[.E11]" office:value-type="float" office:value="0" calcext:value-type="float">
            <text:p>0</text:p>
          </table:table-cell>
          <table:table-cell table:formula="of:=[Summary.B11]/[Summary.G11]" office:value-type="float" office:value="0" calcext:value-type="float">
            <text:p>0</text:p>
          </table:table-cell>
          <table:table-cell table:formula="of:=COUNTIF([Regression.$C$1:.$C$500];[.J$2])" office:value-type="float" office:value="0" calcext:value-type="float">
            <text:p>0</text:p>
          </table:table-cell>
          <table:table-cell table:formula="of:=[Summary.J11]/[Summary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ssifiers</text:p>
          </table:table-cell>
          <table:table-cell table:formula="of:=COUNTIF([Classifiers.$B$1:.$B$500];[.B$2])" office:value-type="float" office:value="0" calcext:value-type="float">
            <text:p>0</text:p>
          </table:table-cell>
          <table:table-cell table:formula="of:=COUNTIF([Classifiers.$B$1:.$B$500];[.C$2])" office:value-type="float" office:value="25" calcext:value-type="float">
            <text:p>25</text:p>
          </table:table-cell>
          <table:table-cell table:formula="of:=COUNTIF([Classifiers.$B$1:.$B$500];[.D$2])" office:value-type="float" office:value="0" calcext:value-type="float">
            <text:p>0</text:p>
          </table:table-cell>
          <table:table-cell table:formula="of:=SUM([.B12:.D12])" office:value-type="float" office:value="25" calcext:value-type="float">
            <text:p>25</text:p>
          </table:table-cell>
          <table:table-cell table:formula="of:=[Summary.B12]/[Summary.E12]" office:value-type="float" office:value="0" calcext:value-type="float">
            <text:p>0</text:p>
          </table:table-cell>
          <table:table-cell table:formula="of:=[.B12]+[.C12]" office:value-type="float" office:value="25" calcext:value-type="float">
            <text:p>25</text:p>
          </table:table-cell>
          <table:table-cell table:formula="of:=[.D12]/[.E12]" office:value-type="float" office:value="0" calcext:value-type="float">
            <text:p>0</text:p>
          </table:table-cell>
          <table:table-cell table:formula="of:=[Summary.B12]/[Summary.G12]" office:value-type="float" office:value="0" calcext:value-type="float">
            <text:p>0</text:p>
          </table:table-cell>
          <table:table-cell table:formula="of:=COUNTIF([Classifiers.$C$1:.$C$500];[.J$2])" office:value-type="float" office:value="0" calcext:value-type="float">
            <text:p>0</text:p>
          </table:table-cell>
          <table:table-cell table:formula="of:=[Summary.J12]/[Summary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 Sequential</text:p>
          </table:table-cell>
          <table:table-cell table:formula="of:=COUNTIF(['Group Sequential'.$B$1:.$B$500];[.B$2])" office:value-type="float" office:value="0" calcext:value-type="float">
            <text:p>0</text:p>
          </table:table-cell>
          <table:table-cell table:formula="of:=COUNTIF(['Group Sequential'.$B$1:.$B$500];[.C$2])" office:value-type="float" office:value="81" calcext:value-type="float">
            <text:p>81</text:p>
          </table:table-cell>
          <table:table-cell table:formula="of:=COUNTIF(['Group Sequential'.$B$1:.$B$500];[.D$2])" office:value-type="float" office:value="0" calcext:value-type="float">
            <text:p>0</text:p>
          </table:table-cell>
          <table:table-cell table:formula="of:=SUM([.B13:.D13])" office:value-type="float" office:value="81" calcext:value-type="float">
            <text:p>81</text:p>
          </table:table-cell>
          <table:table-cell table:formula="of:=[Summary.B13]/[Summary.E13]" office:value-type="float" office:value="0" calcext:value-type="float">
            <text:p>0</text:p>
          </table:table-cell>
          <table:table-cell table:formula="of:=[.B13]+[.C13]" office:value-type="float" office:value="81" calcext:value-type="float">
            <text:p>81</text:p>
          </table:table-cell>
          <table:table-cell table:formula="of:=[.D13]/[.E13]" office:value-type="float" office:value="0" calcext:value-type="float">
            <text:p>0</text:p>
          </table:table-cell>
          <table:table-cell table:formula="of:=[Summary.B13]/[Summary.G13]" office:value-type="float" office:value="0" calcext:value-type="float">
            <text:p>0</text:p>
          </table:table-cell>
          <table:table-cell table:formula="of:=COUNTIF(['Group Sequential'.$C$1:.$C$500];[.J$2])" office:value-type="float" office:value="0" calcext:value-type="float">
            <text:p>0</text:p>
          </table:table-cell>
          <table:table-cell table:formula="of:=[Summary.J13]/[Summary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tional Power</text:p>
          </table:table-cell>
          <table:table-cell table:formula="of:=COUNTIF(['Conditional Power'.$B$1:.$B$500];[.B$2])" office:value-type="float" office:value="0" calcext:value-type="float">
            <text:p>0</text:p>
          </table:table-cell>
          <table:table-cell table:formula="of:=COUNTIF(['Conditional Power'.$B$1:.$B$500];[.C$2])" office:value-type="float" office:value="10" calcext:value-type="float">
            <text:p>10</text:p>
          </table:table-cell>
          <table:table-cell table:formula="of:=COUNTIF(['Conditional Power'.$B$1:.$B$500];[.D$2])" office:value-type="float" office:value="0" calcext:value-type="float">
            <text:p>0</text:p>
          </table:table-cell>
          <table:table-cell table:formula="of:=SUM([.B14:.D14])" office:value-type="float" office:value="10" calcext:value-type="float">
            <text:p>10</text:p>
          </table:table-cell>
          <table:table-cell table:formula="of:=[Summary.B14]/[Summary.E14]" office:value-type="float" office:value="0" calcext:value-type="float">
            <text:p>0</text:p>
          </table:table-cell>
          <table:table-cell table:formula="of:=[.B14]+[.C14]" office:value-type="float" office:value="10" calcext:value-type="float">
            <text:p>10</text:p>
          </table:table-cell>
          <table:table-cell table:formula="of:=[.D14]/[.E14]" office:value-type="float" office:value="0" calcext:value-type="float">
            <text:p>0</text:p>
          </table:table-cell>
          <table:table-cell table:formula="of:=[Summary.B14]/[Summary.G14]" office:value-type="float" office:value="0" calcext:value-type="float">
            <text:p>0</text:p>
          </table:table-cell>
          <table:table-cell table:formula="of:=COUNTIF(['Conditional Power'.$C$1:.$C$500];[.J$2])" office:value-type="float" office:value="0" calcext:value-type="float">
            <text:p>0</text:p>
          </table:table-cell>
          <table:table-cell table:formula="of:=[Summary.J14]/[Summary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M Paramers</text:p>
          </table:table-cell>
          <table:table-cell table:formula="of:=COUNTIF(['MM Parameters'.$B$1:.$B$500];[.B$2])" office:value-type="float" office:value="0" calcext:value-type="float">
            <text:p>0</text:p>
          </table:table-cell>
          <table:table-cell table:formula="of:=COUNTIF(['MM Parameters'.$B$1:.$B$500];[.C$2])" office:value-type="float" office:value="2" calcext:value-type="float">
            <text:p>2</text:p>
          </table:table-cell>
          <table:table-cell table:formula="of:=COUNTIF(['MM Parameters'.$B$1:.$B$500];[.D$2])" office:value-type="float" office:value="0" calcext:value-type="float">
            <text:p>0</text:p>
          </table:table-cell>
          <table:table-cell table:formula="of:=SUM([.B15:.D15])" office:value-type="float" office:value="2" calcext:value-type="float">
            <text:p>2</text:p>
          </table:table-cell>
          <table:table-cell table:formula="of:=[Summary.B15]/[Summary.E15]" office:value-type="float" office:value="0" calcext:value-type="float">
            <text:p>0</text:p>
          </table:table-cell>
          <table:table-cell table:formula="of:=[.B15]+[.C15]" office:value-type="float" office:value="2" calcext:value-type="float">
            <text:p>2</text:p>
          </table:table-cell>
          <table:table-cell table:formula="of:=[.D15]/[.E15]" office:value-type="float" office:value="0" calcext:value-type="float">
            <text:p>0</text:p>
          </table:table-cell>
          <table:table-cell table:formula="of:=[Summary.B15]/[Summary.G15]" office:value-type="float" office:value="0" calcext:value-type="float">
            <text:p>0</text:p>
          </table:table-cell>
          <table:table-cell table:formula="of:=COUNTIF(['MM Parameters'.$C$1:.$C$500];[.J$2])" office:value-type="float" office:value="0" calcext:value-type="float">
            <text:p>0</text:p>
          </table:table-cell>
          <table:table-cell table:formula="of:=[Summary.J15]/[Summary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dy Design</text:p>
          </table:table-cell>
          <table:table-cell table:formula="of:=COUNTIF(['Study Design'.$B$1:.$B$500];[.B$2])" office:value-type="float" office:value="0" calcext:value-type="float">
            <text:p>0</text:p>
          </table:table-cell>
          <table:table-cell table:formula="of:=COUNTIF(['Study Design'.$B$1:.$B$500];[.C$2])" office:value-type="float" office:value="9" calcext:value-type="float">
            <text:p>9</text:p>
          </table:table-cell>
          <table:table-cell table:formula="of:=COUNTIF(['Study Design'.$B$1:.$B$500];[.D$2])" office:value-type="float" office:value="0" calcext:value-type="float">
            <text:p>0</text:p>
          </table:table-cell>
          <table:table-cell table:formula="of:=SUM([.B16:.D16])" office:value-type="float" office:value="9" calcext:value-type="float">
            <text:p>9</text:p>
          </table:table-cell>
          <table:table-cell table:formula="of:=[Summary.B16]/[Summary.E16]" office:value-type="float" office:value="0" calcext:value-type="float">
            <text:p>0</text:p>
          </table:table-cell>
          <table:table-cell table:formula="of:=[.B16]+[.C16]" office:value-type="float" office:value="9" calcext:value-type="float">
            <text:p>9</text:p>
          </table:table-cell>
          <table:table-cell table:formula="of:=[.D16]/[.E16]" office:value-type="float" office:value="0" calcext:value-type="float">
            <text:p>0</text:p>
          </table:table-cell>
          <table:table-cell table:formula="of:=[Summary.B16]/[Summary.G16]" office:value-type="float" office:value="0" calcext:value-type="float">
            <text:p>0</text:p>
          </table:table-cell>
          <table:table-cell table:formula="of:=COUNTIF(['Study Design'.$C$1:.$C$500];[.J$2])" office:value-type="float" office:value="0" calcext:value-type="float">
            <text:p>0</text:p>
          </table:table-cell>
          <table:table-cell table:formula="of:=[Summary.J16]/[Summary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ization</text:p>
          </table:table-cell>
          <table:table-cell table:formula="of:=COUNTIF([Randomization.$B$1:.$B$500];[.B$2])" office:value-type="float" office:value="0" calcext:value-type="float">
            <text:p>0</text:p>
          </table:table-cell>
          <table:table-cell table:formula="of:=COUNTIF([Randomization.$B$1:.$B$500];[.C$2])" office:value-type="float" office:value="6" calcext:value-type="float">
            <text:p>6</text:p>
          </table:table-cell>
          <table:table-cell table:formula="of:=COUNTIF([Randomization.$B$1:.$B$500];[.D$2])" office:value-type="float" office:value="0" calcext:value-type="float">
            <text:p>0</text:p>
          </table:table-cell>
          <table:table-cell table:formula="of:=SUM([.B17:.D17])" office:value-type="float" office:value="6" calcext:value-type="float">
            <text:p>6</text:p>
          </table:table-cell>
          <table:table-cell table:formula="of:=[Summary.B17]/[Summary.E17]" office:value-type="float" office:value="0" calcext:value-type="float">
            <text:p>0</text:p>
          </table:table-cell>
          <table:table-cell table:formula="of:=[.B17]+[.C17]" office:value-type="float" office:value="6" calcext:value-type="float">
            <text:p>6</text:p>
          </table:table-cell>
          <table:table-cell table:formula="of:=[.D17]/[.E17]" office:value-type="float" office:value="0" calcext:value-type="float">
            <text:p>0</text:p>
          </table:table-cell>
          <table:table-cell table:formula="of:=[Summary.B17]/[Summary.G17]" office:value-type="float" office:value="0" calcext:value-type="float">
            <text:p>0</text:p>
          </table:table-cell>
          <table:table-cell table:formula="of:=COUNTIF([Randomization.$C$1:.$C$500];[.J$2])" office:value-type="float" office:value="0" calcext:value-type="float">
            <text:p>0</text:p>
          </table:table-cell>
          <table:table-cell table:formula="of:=[Summary.J17]/[Summary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ols</text:p>
          </table:table-cell>
          <table:table-cell table:formula="of:=COUNTIF([Tools.$B$1:.$B$500];[.B$2])" office:value-type="float" office:value="0" calcext:value-type="float">
            <text:p>0</text:p>
          </table:table-cell>
          <table:table-cell table:formula="of:=COUNTIF([Tools.$B$1:.$B$500];[.C$2])" office:value-type="float" office:value="8" calcext:value-type="float">
            <text:p>8</text:p>
          </table:table-cell>
          <table:table-cell table:formula="of:=COUNTIF([Tools.$B$1:.$B$500];[.D$2])" office:value-type="float" office:value="0" calcext:value-type="float">
            <text:p>0</text:p>
          </table:table-cell>
          <table:table-cell table:formula="of:=SUM([.B18:.D18])" office:value-type="float" office:value="8" calcext:value-type="float">
            <text:p>8</text:p>
          </table:table-cell>
          <table:table-cell table:formula="of:=[Summary.B18]/[Summary.E18]" office:value-type="float" office:value="0" calcext:value-type="float">
            <text:p>0</text:p>
          </table:table-cell>
          <table:table-cell table:formula="of:=[.B18]+[.C18]" office:value-type="float" office:value="8" calcext:value-type="float">
            <text:p>8</text:p>
          </table:table-cell>
          <table:table-cell table:formula="of:=[.D18]/[.E18]" office:value-type="float" office:value="0" calcext:value-type="float">
            <text:p>0</text:p>
          </table:table-cell>
          <table:table-cell table:formula="of:=[Summary.B18]/[Summary.G18]" office:value-type="float" office:value="0" calcext:value-type="float">
            <text:p>0</text:p>
          </table:table-cell>
          <table:table-cell table:formula="of:=COUNTIF([Tools.$C$1:.$C$500];[.J$2])" office:value-type="float" office:value="0" calcext:value-type="float">
            <text:p>0</text:p>
          </table:table-cell>
          <table:table-cell table:formula="of:=[Summary.J18]/[Summary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SUM([Summary.B3:.B18])" office:value-type="float" office:value="0" calcext:value-type="float">
            <text:p>0</text:p>
          </table:table-cell>
          <table:table-cell table:style-name="ce1" table:formula="of:=SUM([Summary.C3:.C18])" office:value-type="float" office:value="859" calcext:value-type="float">
            <text:p>859</text:p>
          </table:table-cell>
          <table:table-cell table:style-name="ce1" table:formula="of:=SUM([Summary.D3:.D18])" office:value-type="float" office:value="0" calcext:value-type="float">
            <text:p>0</text:p>
          </table:table-cell>
          <table:table-cell table:style-name="ce1" table:formula="of:=SUM([Summary.E3:.E18])" office:value-type="float" office:value="859" calcext:value-type="float">
            <text:p>859</text:p>
          </table:table-cell>
          <table:table-cell table:formula="of:=[Summary.B19]/[Summary.E19]" office:value-type="float" office:value="0" calcext:value-type="float">
            <text:p>0</text:p>
          </table:table-cell>
          <table:table-cell table:style-name="ce1" table:formula="of:=SUM([Summary.G3:.G18])" office:value-type="float" office:value="859" calcext:value-type="float">
            <text:p>859</text:p>
          </table:table-cell>
          <table:table-cell table:formula="of:=[.D19]/[.E19]" office:value-type="float" office:value="0" calcext:value-type="float">
            <text:p>0</text:p>
          </table:table-cell>
          <table:table-cell table:formula="of:=[Summary.B19]/[Summary.G19]" office:value-type="float" office:value="0" calcext:value-type="float">
            <text:p>0</text:p>
          </table:table-cell>
          <table:table-cell table:style-name="ce1" table:formula="of:=SUM([Summary.J3:.J18])" office:value-type="float" office:value="0" calcext:value-type="float">
            <text:p>0</text:p>
          </table:table-cell>
          <table:table-cell table:formula="of:=[Summary.J19]/[Summary.E19]" office:value-type="float" office:value="0" calcext:value-type="float">
            <text:p>0</text:p>
          </table:table-cell>
        </table:table-row>
      </table:table>
      <table:table table:name="Means" table:style-name="ta1">
        <table:table-column table:style-name="co6" table:default-cell-style-name="Default"/>
        <table:table-column table:style-name="co2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In PASS</text:p>
          </table:table-cell>
          <table:table-cell office:value-type="string" calcext:value-type="string">
            <text:p>Study-Design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<text:s text:c="4"/>Tests for Two Means from a Cluster-Randomized Desig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Analysis of Covariance (ANCOVA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Analysis of Covariance (ANCOVA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ditional Power of 2x2 Cross-Over Desig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ditional Power of One-Sample T-Tes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ditional Power of Paired T-Tes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ditional Power of Two-Sample T-Tes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ditional Power of Two-Sample T-Test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One Me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One Mean – Known Standard Devi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One Mean with Tolerance Probabili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One Mean with Tolerance Probability – Known Standard Devi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One Mean with Tolerance Probability with Known Standard Devi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One Mean with Tolerance Probability with Sample Standard Devi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One-Way Repeated Measures Contras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Paired Means with Known Standard Devi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Paired Means with Sample Standard Devi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Paired Means with Tolerance Probability with Known Standard Devi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Paired Means with Tolerance Probability with Sample Standard Devi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the Difference between Two Means Assuming Equal Standard Deviatio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the Difference between Two Means Assuming Equal Standard Deviation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the Difference between Two Means Assuming Unequal Standard Deviatio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the Difference between Two Means Assuming Unequal Standard Deviation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the Difference between Two Means with Tolerance Probability with Known Standard Devi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the Difference between Two Means with Tolerance Probability with Known Standard Deviatio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the Difference between Two Means with Tolerance Probability with Sample Standard Devi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the Difference between Two Means with Tolerance Probability with Sample Standard Deviatio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Paired Me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Paired Means (Simulation) – Bootstra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Paired Means (Simulation) – Sign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Paired Means (Simulation) – T-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Paired Means (Simulation) – Wilcoxon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the Difference Between Two Paired Me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Two Means (Simulation) – Mann-Whitney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Two Means (Simulation) – Mann-Whitney Test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Two Means (Simulation) – T-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Two Means (Simulation) – T-Test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Two Means (Simulation) – Trim T-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Two Means (Simulation) – Trim T-Test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Two Means (Simulation) – Trim Welch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Two Means (Simulation) – Trim Welch Test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Two Means (Simulation) – Welch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Two Means (Simulation) – Welch Test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Two Means in a 2x2 Cross-Over Desig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Two Means in a 2x2 Cross-Over Design using Differe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Two Means in a 2x2 Cross-Over Design using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Two Means in a Cluster-Randomized Desig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Two Means in a Higher-Order Cross-Over Desig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Two Means in a Higher-Order Cross-Over Design using Differe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Two Means in a Higher-Order Cross-Over Design using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Two Means using Differe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Two Means using Difference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Two Means using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Two Means using Ratio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Factorial Analysis of Vari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Non-Inferiority Tests for Two Me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Non-Inferiority Tests for Two Means – Mann-Whitney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Non-Inferiority Tests for Two Means – Mann-Whitney Test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Non-Inferiority Tests for Two Mean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(Simulation) – Likelihood Score (Farrington &amp; Manning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(Simulation) – Likelihood Score (Farrington &amp; Manning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(Simulation) – Likelihood Score (Gart &amp; Na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(Simulation) – Likelihood Score (Gart &amp; Nam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(Simulation) – Likelihood Score (Miettinen &amp; Nurmine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(Simulation) – Likelihood Score (Miettinen &amp; Nurminen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(Simulation) – Z-Test (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(Simulation) – Z-Test (Pooled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(Simulation) – Z-Test (Pooled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(Simulation) – Z-Test (Pooled) with Continuity Correctio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(Simulation) – Z-Test (Un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(Simulation) – Z-Test (Unpooled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(Simulation) – Z-Test (Unpooled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(Simulation) – Z-Test (Unpooled) with Continuity Correctio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using Difference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using Odds Ratio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using Ratio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Me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Mean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Means (Simulation) Assuming Normali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Means (Simulation) Assuming Normality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Means (Simulation) General Assumptio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Means (Simulation) General Assumptions – Mann-Whitney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Means (Simulation) General Assumptions – Mann-Whitney Test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Means (Simulation) General Assumption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Hotelling's Two-Sample T-Squar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Hotelling's Two-Sample T-Squared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Hotelling’s One-Sample T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Kruskal-Wallis Test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Kruskal-Wallis Tests (Simulation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 x M Cross-Over Desig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-Period Cross-Over Designs using Contras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ann-Whitney-Wilcoxon Test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ann-Whitney-Wilcoxon Tests (Simulation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ANO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ANOVA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ixed Mode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ixed Model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ultiple Comparisons – All Pairs – Tukey-Kra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ultiple Comparisons – All Pairs – Tukey-Kramer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ultiple Comparisons – With Best – H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ultiple Comparisons – With Best – Hsu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ultiple Comparisons – With Control – Dunnet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ultiple Comparisons – With Control – Dunnett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ultiple Comparisons of Treatments vs. a Control (Simulation) – Dunnet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ultiple Comparisons of Treatments vs. a Control (Simulation) – Dunnett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ultiple Comparisons of Treatments vs. a Control (Simulation) – Kruskal-Wall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ultiple Comparisons of Treatments vs. a Control (Simulation) – Kruskal-Walli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ultiple Contrasts (Simulation) – Dunn-Bonferron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ultiple Contrasts (Simulation) – Dunn-Bonferroni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ultiple Contrasts (Simulation) – Dunn-Wel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ultiple Contrasts (Simulation) – Dunn-Welch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ultiple One-Sample T-Tests – Experiment-wise Error R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ultiple One-Sample T-Tests – False Discovery R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ultiple One-Sample Z-Tests – Experiment-wise Error R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ultiple One-Sample Z-Tests – False Discovery R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ultiple Paired T-Tes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ultiple Two-Sample T-Tests – Experiment-wise Error R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ultiple Two-Sample T-Tests – Experiment-wise Error Rate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ultiple Two-Sample T-Tests – False-Discovery R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ultiple Two-Sample T-Tests – False-Discovery Rate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Non-Inferiority Tests for One Me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Non-Inferiority Tests for Paired Me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Non-Inferiority Tests for Two Means in a 2x2 Cross-Over Design using Differe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Non-Inferiority Tests for Two Means in a 2x2 Cross-Over Design using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Non-Inferiority Tests for Two Means in a Cluster-Randomized Desig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Non-Inferiority Tests for Two Means in a Higher-Order Cross-Over Design using Differe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4"/>Non-Inferiority Tests for Two Means in a Higher-Order Cross-Over Design using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Non-Inferiority Tests for Two Means using Differe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Non-Inferiority Tests for Two Means using Difference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Non-Inferiority Tests for Two Means using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 text:c="4"/>Non-Inferiority Tests for Two Means using Ratio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One-Way Analysis of Vari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One-Way Analysis of Variance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One-Way Analysis of Variance Contras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One-Way Analysis of Variance F-Test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One-Way Analysis of Variance F-Tests (Simulation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One-Way Repeated Measur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One-Way Repeated Measures Contras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Pair-wise Multiple Comparisons (Simulation) – Games-Howe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Pair-wise Multiple Comparisons (Simulation) – Games-Howell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Pair-wise Multiple Comparisons (Simulation) – Kruskal-Wall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Pair-wise Multiple Comparisons (Simulation) – Kruskal-Walli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Pair-wise Multiple Comparisons (Simulation) – Tukey-Kra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Pair-wise Multiple Comparisons (Simulation) – Tukey-Kramer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Power Comparison of Tests of Means in One-Way Design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Power Comparison of Tests of Means in One-Way Designs (Simulation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Randomized Block Analysis of Vari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Repeated Measures Analys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Repeated Measures Analysi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One Me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One Proportion – Exa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One Proportion – Z-Test using S(P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One Proportion – Z-Test using S(P0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One Proportion – Z-Test using S(Phat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One Proportion – Z-Test using S(Phat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One Proportion using Differe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One Proportion using Odds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One Proportion using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Paired Me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Means in a 2x2 Cross-Over Design using Differe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Means in a 2x2 Cross-Over Design using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Means in a Cluster-Randomized Desig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Means in a Higher-Order Cross-Over Design using Differe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Means in a Higher-Order Cross-Over Design using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Means using Differe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Means using Difference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Means using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Means using Ratio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Proportions – Likelihood Score (Farrington &amp; Manning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Proportions – Likelihood Score (Farrington &amp; Manning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Proportions – Likelihood Score (Gart &amp; Na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Proportions – Likelihood Score (Gart &amp; Nam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Proportions – Likelihood Score (Miettinen &amp; Nurmine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Proportions – Likelihood Score (Miettinen &amp; Nurminen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Proportions – Z-Test (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Proportions – Z-Test (Pooled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Proportions – Z-Test (Pooled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Proportions – Z-Test (Pooled) with Continuity Correctio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Proportions – Z-Test (Un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Proportions – Z-Test (Unpooled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Proportions – Z-Test (Unpooled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Proportions – Z-Test (Unpooled) with Continuity Correctio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Proportions in a Cluster-Randomized Design – Z Test (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Proportions in a Cluster-Randomized Design – Z Test (Pooled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Proportions in a Cluster-Randomized Design – Z Test (Un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Proportions in a Cluster-Randomized Design – Z Test (Unpooled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Proportions in a Cluster-Randomized Design using Differe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Proportions in a Cluster-Randomized Design using Proportio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Proportions in a Cluster-Randomized Design using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Proportions using Differe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Proportions using Odds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Proportions using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Test of Two Proportions from a Cluster-Randomized Design – Likelihood Score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Test of Two Proportions from a Cluster-Randomized Design – Likelihood Score Test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Test of Two Proportions from a Cluster-Randomized Design – Z Test (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Test of Two Proportions from a Cluster-Randomized Design – Z Test (Pooled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Test of Two Proportions from a Cluster-Randomized Design – Z Test (Un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Test of Two Proportions from a Cluster-Randomized Design – Z Test (Unpooled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rry-Hoeffding Normal-Scores Tests of Mean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rry-Hoeffding Normal-Scores Tests of Means (Simulation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Fold Change of Two Me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One Exponential Mean with Replace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One Exponential Mean without Replace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One Mean – (Simulation) – Bootstrap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One Mean – (Simulation) – Exponential Mean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One Mean – (Simulation) – Sign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One Mean – (Simulation) – T-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One Mean – (Simulation) – Wilcoxon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One Mean – T-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One Mean – Wilcoxon Nonparametric Adjust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One Mean – Z-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One Poisson Me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Paired Means – T-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Paired Means – Z-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Paired Means (Simulation) – Bootstrap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Paired Means (Simulation) – Sign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Paired Means (Simulation) – T-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Paired Means (Simulation) – Wilcoxon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he Difference of Two Means in a Higher-Order Cross-Over Desig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he Ratio of Two Means in a Higher-Order Cross-Over Desig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Exponential Me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Exponential Mean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Groups of Pre-Post Scor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Groups of Pre-Post Score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Means (Simulation) – T-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Means (Simulation) – T-Test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Means (Simulation) – Trimmed T-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Means (Simulation) – Trimmed T-Test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Means (Simulation) – Trimmed Welch’s T-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Means (Simulation) – Trimmed Welch’s T-Test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Means (Simulation) – Welch’s T-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Means (Simulation) – Welch’s T-Test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Means from a Cluster-Randomized Desig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Means from a Cluster-Randomized Desig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Means from a Repeated Measures Desig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Means from a Repeated Measures Desig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Means in a 2x2 Cross-Over Design using Differe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Means in a 2x2 Cross-Over Design using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Means in a Multicenter Randomized Desig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Means using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Means using Ratio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Poisson Means – CM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Poisson Means – CMLE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Poisson Means – Ln(CML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Poisson Means – Ln(CMLE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Poisson Means – Ln(ML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Poisson Means – Ln(MLE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Poisson Means – M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Poisson Means – MLE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Poisson Means – Variance Stabiliz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Poisson Means – Variance Stabilized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wo-Sample T-Tests Allowing Unequal Varia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wo-Sample T-Tests Allowing Unequal Variance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wo-Sample T-Tests Assuming Equal Varia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wo-Sample T-Tests Assuming Equal Variance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wo-Sample Z-Tests Allowing Unequal Varia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wo-Sample Z-Tests Allowing Unequal Variance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wo-Sample Z-Tests Assuming Equal Varia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wo-Sample Z-Tests Assuming Equal Variance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Van der Waerden Normal Quantiles Tests of Mean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Van der Waerden Normal Quantiles Tests of Means (Simulation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Williams Test for the Minimum Effective Do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 table:number-rows-repeated="104831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roportions" table:style-name="ta1">
        <table:table-column table:style-name="co2" table:default-cell-style-name="Default"/>
        <table:table-column table:style-name="co6" table:default-cell-style-name="Default"/>
        <table:table-column table:style-name="co10" table:default-cell-style-name="ce2"/>
        <table:table-column table:style-name="co7" table:default-cell-style-name="ce2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Calculator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In PASS</text:p>
          </table:table-cell>
          <table:table-cell office:value-type="string" calcext:value-type="string">
            <text:p>Study-Design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table:formula="of:=IF([.B2]=[.B1]; &quot;FLAG&quot;; &quot;&quot;)">
            <text:p/>
          </table:table-cell>
          <table:table-cell office:value-type="string" calcext:value-type="string">
            <text:p><text:s text:c="4"/>Tests for Two Proportions in a Cluster-Randomized Design – Z Test (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3]=[.B2]; &quot;FLAG&quot;; &quot;&quot;)">
            <text:p/>
          </table:table-cell>
          <table:table-cell office:value-type="string" calcext:value-type="string">
            <text:p><text:s text:c="4"/>Chi-Square Contingency Table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4]=[.B3]; &quot;FLAG&quot;; &quot;&quot;)">
            <text:p/>
          </table:table-cell>
          <table:table-cell office:value-type="string" calcext:value-type="string">
            <text:p><text:s text:c="4"/>Chi-Square Multinomial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5]=[.B4]; &quot;FLAG&quot;; &quot;&quot;)">
            <text:p/>
          </table:table-cell>
          <table:table-cell office:value-type="string" calcext:value-type="string">
            <text:p><text:s text:c="4"/>Cochran-Armitage Test for Trend in Proportio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6]=[.B5]; &quot;FLAG&quot;; &quot;&quot;)">
            <text:p/>
          </table:table-cell>
          <table:table-cell office:value-type="string" calcext:value-type="string">
            <text:p><text:s text:c="4"/>Cochran-Armitage Test for Trend in Proportion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7]=[.B6]; &quot;FLAG&quot;; &quot;&quot;)">
            <text:p/>
          </table:table-cell>
          <table:table-cell office:value-type="string" calcext:value-type="string">
            <text:p><text:s text:c="4"/>Conditional Power of One Proportion Tes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8]=[.B7]; &quot;FLAG&quot;; &quot;&quot;)">
            <text:p/>
          </table:table-cell>
          <table:table-cell office:value-type="string" calcext:value-type="string">
            <text:p><text:s text:c="4"/>Conditional Power of Two-Proportions Tes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9]=[.B8]; &quot;FLAG&quot;; &quot;&quot;)">
            <text:p/>
          </table:table-cell>
          <table:table-cell office:value-type="string" calcext:value-type="string">
            <text:p><text:s text:c="4"/>Conditional Power of Two-Proportions Test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0]=[.B9]; &quot;FLAG&quot;; &quot;&quot;)">
            <text:p/>
          </table:table-cell>
          <table:table-cell office:value-type="string" calcext:value-type="string">
            <text:p><text:s text:c="4"/>Confidence Intervals for One Proportion – Exact (Clopper-Pears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1]=[.B10]; &quot;FLAG&quot;; &quot;&quot;)">
            <text:p/>
          </table:table-cell>
          <table:table-cell office:value-type="string" calcext:value-type="string">
            <text:p><text:s text:c="4"/>Confidence Intervals for One Proportion – Score (Continuity Correc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2]=[.B11]; &quot;FLAG&quot;; &quot;&quot;)">
            <text:p/>
          </table:table-cell>
          <table:table-cell office:value-type="string" calcext:value-type="string">
            <text:p><text:s text:c="4"/>Confidence Intervals for One Proportion – Score (Wils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3]=[.B12]; &quot;FLAG&quot;; &quot;&quot;)">
            <text:p/>
          </table:table-cell>
          <table:table-cell office:value-type="string" calcext:value-type="string">
            <text:p><text:s text:c="4"/>Confidence Intervals for One Proportion – Score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4]=[.B13]; &quot;FLAG&quot;; &quot;&quot;)">
            <text:p/>
          </table:table-cell>
          <table:table-cell office:value-type="string" calcext:value-type="string">
            <text:p><text:s text:c="4"/>Confidence Intervals for One Proportion – Simple Asympto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5]=[.B14]; &quot;FLAG&quot;; &quot;&quot;)">
            <text:p/>
          </table:table-cell>
          <table:table-cell office:value-type="string" calcext:value-type="string">
            <text:p><text:s text:c="4"/>Confidence Intervals for One Proportion – Simple Asymptotic (Continuity Correc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6]=[.B15]; &quot;FLAG&quot;; &quot;&quot;)">
            <text:p/>
          </table:table-cell>
          <table:table-cell office:value-type="string" calcext:value-type="string">
            <text:p><text:s text:c="4"/>Confidence Intervals for One Proportion – Simple Asymptotic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7]=[.B16]; &quot;FLAG&quot;; &quot;&quot;)">
            <text:p/>
          </table:table-cell>
          <table:table-cell office:value-type="string" calcext:value-type="string">
            <text:p><text:s text:c="4"/>Confidence Intervals for One Proportion from a Finite Popul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8]=[.B17]; &quot;FLAG&quot;; &quot;&quot;)">
            <text:p/>
          </table:table-cell>
          <table:table-cell office:value-type="string" calcext:value-type="string">
            <text:p><text:s text:c="4"/>Confidence Intervals for Two Proportions – Chi-Square (Pears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9]=[.B18]; &quot;FLAG&quot;; &quot;&quot;)">
            <text:p/>
          </table:table-cell>
          <table:table-cell office:value-type="string" calcext:value-type="string">
            <text:p><text:s text:c="4"/>Confidence Intervals for Two Proportions – Chi-Square (Pearson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0]=[.B19]; &quot;FLAG&quot;; &quot;&quot;)">
            <text:p/>
          </table:table-cell>
          <table:table-cell office:value-type="string" calcext:value-type="string">
            <text:p><text:s text:c="4"/>Confidence Intervals for Two Proportions – Chi-Square with Continuity Correction (Yates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1]=[.B20]; &quot;FLAG&quot;; &quot;&quot;)">
            <text:p/>
          </table:table-cell>
          <table:table-cell office:value-type="string" calcext:value-type="string">
            <text:p><text:s text:c="4"/>Confidence Intervals for Two Proportions – Chi-Square with Continuity Correction (Yates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2]=[.B21]; &quot;FLAG&quot;; &quot;&quot;)">
            <text:p/>
          </table:table-cell>
          <table:table-cell office:value-type="string" calcext:value-type="string">
            <text:p><text:s text:c="4"/>Confidence Intervals for Two Proportions – Score (Farrington &amp; Manning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3]=[.B22]; &quot;FLAG&quot;; &quot;&quot;)">
            <text:p/>
          </table:table-cell>
          <table:table-cell office:value-type="string" calcext:value-type="string">
            <text:p><text:s text:c="4"/>Confidence Intervals for Two Proportions – Score (Farrington &amp; Manning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4]=[.B23]; &quot;FLAG&quot;; &quot;&quot;)">
            <text:p/>
          </table:table-cell>
          <table:table-cell office:value-type="string" calcext:value-type="string">
            <text:p><text:s text:c="4"/>Confidence Intervals for Two Proportions – Score (Miettinen &amp; Nurmine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5]=[.B24]; &quot;FLAG&quot;; &quot;&quot;)">
            <text:p/>
          </table:table-cell>
          <table:table-cell office:value-type="string" calcext:value-type="string">
            <text:p><text:s text:c="4"/>Confidence Intervals for Two Proportions – Score (Miettinen &amp; Nurminen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6]=[.B25]; &quot;FLAG&quot;; &quot;&quot;)">
            <text:p/>
          </table:table-cell>
          <table:table-cell office:value-type="string" calcext:value-type="string">
            <text:p><text:s text:c="4"/>Confidence Intervals for Two Proportions – Score (Miettinen &amp; Nurminen)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7]=[.B26]; &quot;FLAG&quot;; &quot;&quot;)">
            <text:p/>
          </table:table-cell>
          <table:table-cell office:value-type="string" calcext:value-type="string">
            <text:p><text:s text:c="4"/>Confidence Intervals for Two Proportions – Score (Wils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8]=[.B27]; &quot;FLAG&quot;; &quot;&quot;)">
            <text:p/>
          </table:table-cell>
          <table:table-cell office:value-type="string" calcext:value-type="string">
            <text:p><text:s text:c="4"/>Confidence Intervals for Two Proportions – Score (Wilson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9]=[.B28]; &quot;FLAG&quot;; &quot;&quot;)">
            <text:p/>
          </table:table-cell>
          <table:table-cell office:value-type="string" calcext:value-type="string">
            <text:p><text:s text:c="4"/>Confidence Intervals for Two Proportions – Score with Continuity Correction (Wils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30]=[.B29]; &quot;FLAG&quot;; &quot;&quot;)">
            <text:p/>
          </table:table-cell>
          <table:table-cell office:value-type="string" calcext:value-type="string">
            <text:p><text:s text:c="4"/>Confidence Intervals for Two Proportions – Score with Continuity Correction (Wilson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31]=[.B30]; &quot;FLAG&quot;; &quot;&quot;)">
            <text:p/>
          </table:table-cell>
          <table:table-cell office:value-type="string" calcext:value-type="string">
            <text:p><text:s text:c="4"/>Confidence Intervals for Two Proportions – Score with Skewness (Gart &amp; Na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32]=[.B31]; &quot;FLAG&quot;; &quot;&quot;)">
            <text:p/>
          </table:table-cell>
          <table:table-cell office:value-type="string" calcext:value-type="string">
            <text:p><text:s text:c="4"/>Confidence Intervals for Two Proportions – Score with Skewness (Gart &amp; Nam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33]=[.B32]; &quot;FLAG&quot;; &quot;&quot;)">
            <text:p/>
          </table:table-cell>
          <table:table-cell office:value-type="string" calcext:value-type="string">
            <text:p><text:s text:c="4"/>Confidence Intervals for Two Proportions using Odds Ratios – Exact (Conditiona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34]=[.B33]; &quot;FLAG&quot;; &quot;&quot;)">
            <text:p/>
          </table:table-cell>
          <table:table-cell office:value-type="string" calcext:value-type="string">
            <text:p><text:s text:c="4"/>Confidence Intervals for Two Proportions using Odds Ratios – Exact (Conditional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35]=[.B34]; &quot;FLAG&quot;; &quot;&quot;)">
            <text:p/>
          </table:table-cell>
          <table:table-cell office:value-type="string" calcext:value-type="string">
            <text:p><text:s text:c="4"/>Confidence Intervals for Two Proportions using Odds Ratios – Flei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36]=[.B35]; &quot;FLAG&quot;; &quot;&quot;)">
            <text:p/>
          </table:table-cell>
          <table:table-cell office:value-type="string" calcext:value-type="string">
            <text:p><text:s text:c="4"/>Confidence Intervals for Two Proportions using Odds Ratios – Fleis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37]=[.B36]; &quot;FLAG&quot;; &quot;&quot;)">
            <text:p/>
          </table:table-cell>
          <table:table-cell office:value-type="string" calcext:value-type="string">
            <text:p><text:s text:c="4"/>Confidence Intervals for Two Proportions using Odds Ratios – Logarith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38]=[.B37]; &quot;FLAG&quot;; &quot;&quot;)">
            <text:p/>
          </table:table-cell>
          <table:table-cell office:value-type="string" calcext:value-type="string">
            <text:p><text:s text:c="4"/>Confidence Intervals for Two Proportions using Odds Ratios – Logarithm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39]=[.B38]; &quot;FLAG&quot;; &quot;&quot;)">
            <text:p/>
          </table:table-cell>
          <table:table-cell office:value-type="string" calcext:value-type="string">
            <text:p><text:s text:c="4"/>Confidence Intervals for Two Proportions using Odds Ratios – Mantel-Haensz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40]=[.B39]; &quot;FLAG&quot;; &quot;&quot;)">
            <text:p/>
          </table:table-cell>
          <table:table-cell office:value-type="string" calcext:value-type="string">
            <text:p><text:s text:c="4"/>Confidence Intervals for Two Proportions using Odds Ratios – Mantel-Haenszel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41]=[.B40]; &quot;FLAG&quot;; &quot;&quot;)">
            <text:p/>
          </table:table-cell>
          <table:table-cell office:value-type="string" calcext:value-type="string">
            <text:p><text:s text:c="4"/>Confidence Intervals for Two Proportions using Odds Ratios – Score (Farrington &amp; Manning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42]=[.B41]; &quot;FLAG&quot;; &quot;&quot;)">
            <text:p/>
          </table:table-cell>
          <table:table-cell office:value-type="string" calcext:value-type="string">
            <text:p><text:s text:c="4"/>Confidence Intervals for Two Proportions using Odds Ratios – Score (Farrington &amp; Manning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43]=[.B42]; &quot;FLAG&quot;; &quot;&quot;)">
            <text:p/>
          </table:table-cell>
          <table:table-cell office:value-type="string" calcext:value-type="string">
            <text:p><text:s text:c="4"/>Confidence Intervals for Two Proportions using Odds Ratios – Score (Miettinen &amp; Nurmine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44]=[.B43]; &quot;FLAG&quot;; &quot;&quot;)">
            <text:p/>
          </table:table-cell>
          <table:table-cell office:value-type="string" calcext:value-type="string">
            <text:p><text:s text:c="4"/>Confidence Intervals for Two Proportions using Odds Ratios – Score (Miettinen &amp; Nurminen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45]=[.B44]; &quot;FLAG&quot;; &quot;&quot;)">
            <text:p/>
          </table:table-cell>
          <table:table-cell office:value-type="string" calcext:value-type="string">
            <text:p><text:s text:c="4"/>Confidence Intervals for Two Proportions using Odds Ratios – Simp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46]=[.B45]; &quot;FLAG&quot;; &quot;&quot;)">
            <text:p/>
          </table:table-cell>
          <table:table-cell office:value-type="string" calcext:value-type="string">
            <text:p><text:s text:c="4"/>Confidence Intervals for Two Proportions using Odds Ratios – Simple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47]=[.B46]; &quot;FLAG&quot;; &quot;&quot;)">
            <text:p/>
          </table:table-cell>
          <table:table-cell office:value-type="string" calcext:value-type="string">
            <text:p><text:s text:c="4"/>Confidence Intervals for Two Proportions using Odds Ratios – Simple + 1/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48]=[.B47]; &quot;FLAG&quot;; &quot;&quot;)">
            <text:p/>
          </table:table-cell>
          <table:table-cell office:value-type="string" calcext:value-type="string">
            <text:p><text:s text:c="4"/>Confidence Intervals for Two Proportions using Odds Ratios – Simple + 1/2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49]=[.B48]; &quot;FLAG&quot;; &quot;&quot;)">
            <text:p/>
          </table:table-cell>
          <table:table-cell office:value-type="string" calcext:value-type="string">
            <text:p><text:s text:c="4"/>Confidence Intervals for Two Proportions using Ratios – Flei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50]=[.B49]; &quot;FLAG&quot;; &quot;&quot;)">
            <text:p/>
          </table:table-cell>
          <table:table-cell office:value-type="string" calcext:value-type="string">
            <text:p><text:s text:c="4"/>Confidence Intervals for Two Proportions using Ratios – Fleis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51]=[.B50]; &quot;FLAG&quot;; &quot;&quot;)">
            <text:p/>
          </table:table-cell>
          <table:table-cell office:value-type="string" calcext:value-type="string">
            <text:p><text:s text:c="4"/>Confidence Intervals for Two Proportions using Ratios – Logarithm (Katz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52]=[.B51]; &quot;FLAG&quot;; &quot;&quot;)">
            <text:p/>
          </table:table-cell>
          <table:table-cell office:value-type="string" calcext:value-type="string">
            <text:p><text:s text:c="4"/>Confidence Intervals for Two Proportions using Ratios – Logarithm (Katz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53]=[.B52]; &quot;FLAG&quot;; &quot;&quot;)">
            <text:p/>
          </table:table-cell>
          <table:table-cell office:value-type="string" calcext:value-type="string">
            <text:p><text:s text:c="4"/>Confidence Intervals for Two Proportions using Ratios – Logarithm + ½ (Walter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54]=[.B53]; &quot;FLAG&quot;; &quot;&quot;)">
            <text:p/>
          </table:table-cell>
          <table:table-cell office:value-type="string" calcext:value-type="string">
            <text:p><text:s text:c="4"/>Confidence Intervals for Two Proportions using Ratios – Logarithm + ½ (Walter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55]=[.B54]; &quot;FLAG&quot;; &quot;&quot;)">
            <text:p/>
          </table:table-cell>
          <table:table-cell office:value-type="string" calcext:value-type="string">
            <text:p><text:s text:c="4"/>Confidence Intervals for Two Proportions using Ratios – Score (Farrington &amp; Manning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56]=[.B55]; &quot;FLAG&quot;; &quot;&quot;)">
            <text:p/>
          </table:table-cell>
          <table:table-cell office:value-type="string" calcext:value-type="string">
            <text:p><text:s text:c="4"/>Confidence Intervals for Two Proportions using Ratios – Score (Farrington &amp; Manning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57]=[.B56]; &quot;FLAG&quot;; &quot;&quot;)">
            <text:p/>
          </table:table-cell>
          <table:table-cell office:value-type="string" calcext:value-type="string">
            <text:p><text:s text:c="4"/>Confidence Intervals for Two Proportions using Ratios – Score (Miettinen &amp; Nurmine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58]=[.B57]; &quot;FLAG&quot;; &quot;&quot;)">
            <text:p/>
          </table:table-cell>
          <table:table-cell office:value-type="string" calcext:value-type="string">
            <text:p><text:s text:c="4"/>Confidence Intervals for Two Proportions using Ratios – Score (Miettinen &amp; Nurminen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59]=[.B58]; &quot;FLAG&quot;; &quot;&quot;)">
            <text:p/>
          </table:table-cell>
          <table:table-cell office:value-type="string" calcext:value-type="string">
            <text:p><text:s text:c="4"/>Confidence Intervals for Two Proportions using Ratios – Score with Skewness (Gart &amp; Na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60]=[.B59]; &quot;FLAG&quot;; &quot;&quot;)">
            <text:p/>
          </table:table-cell>
          <table:table-cell office:value-type="string" calcext:value-type="string">
            <text:p><text:s text:c="4"/>Confidence Intervals for Two Proportions using Ratios – Score with Skewness (Gart &amp; Nam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61]=[.B60]; &quot;FLAG&quot;; &quot;&quot;)">
            <text:p/>
          </table:table-cell>
          <table:table-cell office:value-type="string" calcext:value-type="string">
            <text:p><text:s text:c="4"/>Equivalence Tests for One Proportion – Exact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62]=[.B61]; &quot;FLAG&quot;; &quot;&quot;)">
            <text:p/>
          </table:table-cell>
          <table:table-cell office:value-type="string" calcext:value-type="string">
            <text:p><text:s text:c="4"/>Equivalence Tests for One Proportion – Z Test using S(P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63]=[.B62]; &quot;FLAG&quot;; &quot;&quot;)">
            <text:p/>
          </table:table-cell>
          <table:table-cell office:value-type="string" calcext:value-type="string">
            <text:p><text:s text:c="4"/>Equivalence Tests for One Proportion – Z Test using S(P0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64]=[.B63]; &quot;FLAG&quot;; &quot;&quot;)">
            <text:p/>
          </table:table-cell>
          <table:table-cell office:value-type="string" calcext:value-type="string">
            <text:p><text:s text:c="4"/>Equivalence Tests for One Proportion – Z Test using S(Phat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65]=[.B64]; &quot;FLAG&quot;; &quot;&quot;)">
            <text:p/>
          </table:table-cell>
          <table:table-cell office:value-type="string" calcext:value-type="string">
            <text:p><text:s text:c="4"/>Equivalence Tests for One Proportion – Z Test using S(Phat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66]=[.B65]; &quot;FLAG&quot;; &quot;&quot;)">
            <text:p/>
          </table:table-cell>
          <table:table-cell office:value-type="string" calcext:value-type="string">
            <text:p><text:s text:c="4"/>Equivalence Tests for One Proportion using Differe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67]=[.B66]; &quot;FLAG&quot;; &quot;&quot;)">
            <text:p/>
          </table:table-cell>
          <table:table-cell office:value-type="string" calcext:value-type="string">
            <text:p><text:s text:c="4"/>Equivalence Tests for One Proportion using Odds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68]=[.B67]; &quot;FLAG&quot;; &quot;&quot;)">
            <text:p/>
          </table:table-cell>
          <table:table-cell office:value-type="string" calcext:value-type="string">
            <text:p><text:s text:c="4"/>Equivalence Tests for One Proportion using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69]=[.B68]; &quot;FLAG&quot;; &quot;&quot;)">
            <text:p/>
          </table:table-cell>
          <table:table-cell office:value-type="string" calcext:value-type="string">
            <text:p><text:s text:c="4"/>Equivalence Tests for Two Correlated Proportio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70]=[.B69]; &quot;FLAG&quot;; &quot;&quot;)">
            <text:p/>
          </table:table-cell>
          <table:table-cell office:value-type="string" calcext:value-type="string">
            <text:p><text:s text:c="4"/>Equivalence Tests for Two Correlated Proportions using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71]=[.B70]; &quot;FLAG&quot;; &quot;&quot;)">
            <text:p/>
          </table:table-cell>
          <table:table-cell office:value-type="string" calcext:value-type="string">
            <text:p><text:s text:c="4"/>Equivalence Tests for Two Proportions – Likelihood Score (Farrington &amp; Manning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72]=[.B71]; &quot;FLAG&quot;; &quot;&quot;)">
            <text:p/>
          </table:table-cell>
          <table:table-cell office:value-type="string" calcext:value-type="string">
            <text:p><text:s text:c="4"/>Equivalence Tests for Two Proportions – Likelihood Score (Farrington &amp; Manning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73]=[.B72]; &quot;FLAG&quot;; &quot;&quot;)">
            <text:p/>
          </table:table-cell>
          <table:table-cell office:value-type="string" calcext:value-type="string">
            <text:p><text:s text:c="4"/>Equivalence Tests for Two Proportions – Likelihood Score (Gart &amp; Na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74]=[.B73]; &quot;FLAG&quot;; &quot;&quot;)">
            <text:p/>
          </table:table-cell>
          <table:table-cell office:value-type="string" calcext:value-type="string">
            <text:p><text:s text:c="4"/>Equivalence Tests for Two Proportions – Likelihood Score (Gart &amp; Nam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75]=[.B74]; &quot;FLAG&quot;; &quot;&quot;)">
            <text:p/>
          </table:table-cell>
          <table:table-cell office:value-type="string" calcext:value-type="string">
            <text:p><text:s text:c="4"/>Equivalence Tests for Two Proportions – Likelihood Score (Miettinen &amp; Nurmine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76]=[.B75]; &quot;FLAG&quot;; &quot;&quot;)">
            <text:p/>
          </table:table-cell>
          <table:table-cell office:value-type="string" calcext:value-type="string">
            <text:p><text:s text:c="4"/>Equivalence Tests for Two Proportions – Likelihood Score (Miettinen &amp; Nurminen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77]=[.B76]; &quot;FLAG&quot;; &quot;&quot;)">
            <text:p/>
          </table:table-cell>
          <table:table-cell office:value-type="string" calcext:value-type="string">
            <text:p><text:s text:c="4"/>Equivalence Tests for Two Proportions – Z Test (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78]=[.B77]; &quot;FLAG&quot;; &quot;&quot;)">
            <text:p/>
          </table:table-cell>
          <table:table-cell office:value-type="string" calcext:value-type="string">
            <text:p><text:s text:c="4"/>Equivalence Tests for Two Proportions – Z Test (Pooled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79]=[.B78]; &quot;FLAG&quot;; &quot;&quot;)">
            <text:p/>
          </table:table-cell>
          <table:table-cell office:value-type="string" calcext:value-type="string">
            <text:p><text:s text:c="4"/>Equivalence Tests for Two Proportions – Z Test (Pooled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80]=[.B79]; &quot;FLAG&quot;; &quot;&quot;)">
            <text:p/>
          </table:table-cell>
          <table:table-cell office:value-type="string" calcext:value-type="string">
            <text:p><text:s text:c="4"/>Equivalence Tests for Two Proportions – Z Test (Pooled) with Continuity Correctio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81]=[.B80]; &quot;FLAG&quot;; &quot;&quot;)">
            <text:p/>
          </table:table-cell>
          <table:table-cell office:value-type="string" calcext:value-type="string">
            <text:p><text:s text:c="4"/>Equivalence Tests for Two Proportions – Z Test (Un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82]=[.B81]; &quot;FLAG&quot;; &quot;&quot;)">
            <text:p/>
          </table:table-cell>
          <table:table-cell office:value-type="string" calcext:value-type="string">
            <text:p><text:s text:c="4"/>Equivalence Tests for Two Proportions – Z Test (Unpooled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83]=[.B82]; &quot;FLAG&quot;; &quot;&quot;)">
            <text:p/>
          </table:table-cell>
          <table:table-cell office:value-type="string" calcext:value-type="string">
            <text:p><text:s text:c="4"/>Equivalence Tests for Two Proportions – Z Test (Unpooled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4">
          <table:table-cell table:formula="of:=IF([.B84]=[.B83]; &quot;FLAG&quot;; &quot;&quot;)">
            <text:p/>
          </table:table-cell>
          <table:table-cell office:value-type="string" calcext:value-type="string">
            <text:p><text:s text:c="4"/>Equivalence Tests for Two Proportions – Z Test (Unpooled) with Continuity Correctio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85]=[.B84]; &quot;FLAG&quot;; &quot;&quot;)">
            <text:p/>
          </table:table-cell>
          <table:table-cell office:value-type="string" calcext:value-type="string">
            <text:p><text:s text:c="4"/>Equivalence Tests for Two Proportions in a Cluster-Randomized Desig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86]=[.B85]; &quot;FLAG&quot;; &quot;&quot;)">
            <text:p/>
          </table:table-cell>
          <table:table-cell office:value-type="string" calcext:value-type="string">
            <text:p><text:s text:c="4"/>Equivalence Tests for Two Proportions in a Cluster-Randomized Desig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87]=[.B86]; &quot;FLAG&quot;; &quot;&quot;)">
            <text:p/>
          </table:table-cell>
          <table:table-cell office:value-type="string" calcext:value-type="string">
            <text:p><text:s text:c="4"/>Equivalence Tests for Two Proportions in a Cluster-Randomized Design using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88]=[.B87]; &quot;FLAG&quot;; &quot;&quot;)">
            <text:p/>
          </table:table-cell>
          <table:table-cell office:value-type="string" calcext:value-type="string">
            <text:p><text:s text:c="4"/>Equivalence Tests for Two Proportions in a Cluster-Randomized Design using Ratio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89]=[.B88]; &quot;FLAG&quot;; &quot;&quot;)">
            <text:p/>
          </table:table-cell>
          <table:table-cell office:value-type="string" calcext:value-type="string">
            <text:p><text:s text:c="4"/>Equivalence Tests for Two Proportions using Differe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90]=[.B89]; &quot;FLAG&quot;; &quot;&quot;)">
            <text:p/>
          </table:table-cell>
          <table:table-cell office:value-type="string" calcext:value-type="string">
            <text:p><text:s text:c="4"/>Equivalence Tests for Two Proportions using Odds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91]=[.B90]; &quot;FLAG&quot;; &quot;&quot;)">
            <text:p/>
          </table:table-cell>
          <table:table-cell office:value-type="string" calcext:value-type="string">
            <text:p><text:s text:c="4"/>Equivalence Tests for Two Proportions using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92]=[.B91]; &quot;FLAG&quot;; &quot;&quot;)">
            <text:p/>
          </table:table-cell>
          <table:table-cell office:value-type="string" calcext:value-type="string">
            <text:p><text:s text:c="4"/>Equivalence Tests of Two Proportions in a Cluster-Randomized Design – Likelihood Score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93]=[.B92]; &quot;FLAG&quot;; &quot;&quot;)">
            <text:p/>
          </table:table-cell>
          <table:table-cell office:value-type="string" calcext:value-type="string">
            <text:p><text:s text:c="4"/>Equivalence Tests of Two Proportions in a Cluster-Randomized Design – Z Test (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94]=[.B93]; &quot;FLAG&quot;; &quot;&quot;)">
            <text:p/>
          </table:table-cell>
          <table:table-cell office:value-type="string" calcext:value-type="string">
            <text:p><text:s text:c="4"/>Equivalence Tests of Two Proportions in a Cluster-Randomized Design – Z Test (Un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95]=[.B94]; &quot;FLAG&quot;; &quot;&quot;)">
            <text:p/>
          </table:table-cell>
          <table:table-cell office:value-type="string" calcext:value-type="string">
            <text:p><text:s text:c="4"/>Equivalence Tests of Two Proportions in a Cluster-Randomized Design using Differe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96]=[.B95]; &quot;FLAG&quot;; &quot;&quot;)">
            <text:p/>
          </table:table-cell>
          <table:table-cell office:value-type="string" calcext:value-type="string">
            <text:p><text:s text:c="4"/>Equivalence Tests of Two Proportions in a Cluster-Randomized Design using Proportio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97]=[.B96]; &quot;FLAG&quot;; &quot;&quot;)">
            <text:p/>
          </table:table-cell>
          <table:table-cell office:value-type="string" calcext:value-type="string">
            <text:p><text:s text:c="4"/>Equivalence Tests of Two Proportions in a Cluster-Randomized Design using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98]=[.B97]; &quot;FLAG&quot;; &quot;&quot;)">
            <text:p/>
          </table:table-cell>
          <table:table-cell office:value-type="string" calcext:value-type="string">
            <text:p><text:s text:c="4"/>Group-Sequential Non-Inferiority Tests for Two Proportions (Simulation) – Likelihood Score (Farrington &amp; Manning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99]=[.B98]; &quot;FLAG&quot;; &quot;&quot;)">
            <text:p/>
          </table:table-cell>
          <table:table-cell office:value-type="string" calcext:value-type="string">
            <text:p><text:s text:c="4"/>Group-Sequential Non-Inferiority Tests for Two Proportions (Simulation) – Likelihood Score (Farrington &amp; Manning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00]=[.B99]; &quot;FLAG&quot;; &quot;&quot;)">
            <text:p/>
          </table:table-cell>
          <table:table-cell office:value-type="string" calcext:value-type="string">
            <text:p><text:s text:c="4"/>Group-Sequential Non-Inferiority Tests for Two Proportions (Simulation) – Likelihood Score (Gart &amp; Na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01]=[.B100]; &quot;FLAG&quot;; &quot;&quot;)">
            <text:p/>
          </table:table-cell>
          <table:table-cell office:value-type="string" calcext:value-type="string">
            <text:p><text:s text:c="4"/>Group-Sequential Non-Inferiority Tests for Two Proportions (Simulation) – Likelihood Score (Gart &amp; Nam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02]=[.B101]; &quot;FLAG&quot;; &quot;&quot;)">
            <text:p/>
          </table:table-cell>
          <table:table-cell office:value-type="string" calcext:value-type="string">
            <text:p><text:s text:c="4"/>Group-Sequential Non-Inferiority Tests for Two Proportions (Simulation) – Likelihood Score (Miettinen &amp; Nurmine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03]=[.B102]; &quot;FLAG&quot;; &quot;&quot;)">
            <text:p/>
          </table:table-cell>
          <table:table-cell office:value-type="string" calcext:value-type="string">
            <text:p><text:s text:c="4"/>Group-Sequential Non-Inferiority Tests for Two Proportions (Simulation) – Likelihood Score (Miettinen &amp; Nurminen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04]=[.B103]; &quot;FLAG&quot;; &quot;&quot;)">
            <text:p/>
          </table:table-cell>
          <table:table-cell office:value-type="string" calcext:value-type="string">
            <text:p><text:s text:c="4"/>Group-Sequential Non-Inferiority Tests for Two Proportions (Simulation) – Z-Test (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05]=[.B104]; &quot;FLAG&quot;; &quot;&quot;)">
            <text:p/>
          </table:table-cell>
          <table:table-cell office:value-type="string" calcext:value-type="string">
            <text:p><text:s text:c="4"/>Group-Sequential Non-Inferiority Tests for Two Proportions (Simulation) – Z-Test (Pooled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06]=[.B105]; &quot;FLAG&quot;; &quot;&quot;)">
            <text:p/>
          </table:table-cell>
          <table:table-cell office:value-type="string" calcext:value-type="string">
            <text:p><text:s text:c="4"/>Group-Sequential Non-Inferiority Tests for Two Proportions (Simulation) – Z-Test (Pooled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07]=[.B106]; &quot;FLAG&quot;; &quot;&quot;)">
            <text:p/>
          </table:table-cell>
          <table:table-cell office:value-type="string" calcext:value-type="string">
            <text:p><text:s text:c="4"/>Group-Sequential Non-Inferiority Tests for Two Proportions (Simulation) – Z-Test (Pooled) with Continuity Correctio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08]=[.B107]; &quot;FLAG&quot;; &quot;&quot;)">
            <text:p/>
          </table:table-cell>
          <table:table-cell office:value-type="string" calcext:value-type="string">
            <text:p><text:s text:c="4"/>Group-Sequential Non-Inferiority Tests for Two Proportions (Simulation) – Z-Test (Un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09]=[.B108]; &quot;FLAG&quot;; &quot;&quot;)">
            <text:p/>
          </table:table-cell>
          <table:table-cell office:value-type="string" calcext:value-type="string">
            <text:p><text:s text:c="4"/>Group-Sequential Non-Inferiority Tests for Two Proportions (Simulation) – Z-Test (Unpooled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10]=[.B109]; &quot;FLAG&quot;; &quot;&quot;)">
            <text:p/>
          </table:table-cell>
          <table:table-cell office:value-type="string" calcext:value-type="string">
            <text:p><text:s text:c="4"/>Group-Sequential Non-Inferiority Tests for Two Proportions (Simulation) – Z-Test (Unpooled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11]=[.B110]; &quot;FLAG&quot;; &quot;&quot;)">
            <text:p/>
          </table:table-cell>
          <table:table-cell office:value-type="string" calcext:value-type="string">
            <text:p><text:s text:c="4"/>Group-Sequential Non-Inferiority Tests for Two Proportions (Simulation) – Z-Test (Unpooled) with Continuity Correctio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12]=[.B111]; &quot;FLAG&quot;; &quot;&quot;)">
            <text:p/>
          </table:table-cell>
          <table:table-cell office:value-type="string" calcext:value-type="string">
            <text:p><text:s text:c="4"/>Group-Sequential Non-Inferiority Tests for Two Proportions using Difference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13]=[.B112]; &quot;FLAG&quot;; &quot;&quot;)">
            <text:p/>
          </table:table-cell>
          <table:table-cell office:value-type="string" calcext:value-type="string">
            <text:p><text:s text:c="4"/>Group-Sequential Non-Inferiority Tests for Two Proportions using Odds Ratio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14]=[.B113]; &quot;FLAG&quot;; &quot;&quot;)">
            <text:p/>
          </table:table-cell>
          <table:table-cell office:value-type="string" calcext:value-type="string">
            <text:p><text:s text:c="4"/>Group-Sequential Non-Inferiority Tests for Two Proportions using Ratio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15]=[.B114]; &quot;FLAG&quot;; &quot;&quot;)">
            <text:p/>
          </table:table-cell>
          <table:table-cell office:value-type="string" calcext:value-type="string">
            <text:p><text:s text:c="4"/>Group-Sequential Superiority by a Margin Tests for Two Proportions (Simulation) – Likelihood Score (Farrington &amp; Manning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16]=[.B115]; &quot;FLAG&quot;; &quot;&quot;)">
            <text:p/>
          </table:table-cell>
          <table:table-cell office:value-type="string" calcext:value-type="string">
            <text:p><text:s text:c="4"/>Group-Sequential Superiority by a Margin Tests for Two Proportions (Simulation) – Likelihood Score (Farrington &amp; Manning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17]=[.B116]; &quot;FLAG&quot;; &quot;&quot;)">
            <text:p/>
          </table:table-cell>
          <table:table-cell office:value-type="string" calcext:value-type="string">
            <text:p><text:s text:c="4"/>Group-Sequential Superiority by a Margin Tests for Two Proportions (Simulation) – Likelihood Score (Gart &amp; Na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18]=[.B117]; &quot;FLAG&quot;; &quot;&quot;)">
            <text:p/>
          </table:table-cell>
          <table:table-cell office:value-type="string" calcext:value-type="string">
            <text:p><text:s text:c="4"/>Group-Sequential Superiority by a Margin Tests for Two Proportions (Simulation) – Likelihood Score (Gart &amp; Nam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19]=[.B118]; &quot;FLAG&quot;; &quot;&quot;)">
            <text:p/>
          </table:table-cell>
          <table:table-cell office:value-type="string" calcext:value-type="string">
            <text:p><text:s text:c="4"/>Group-Sequential Superiority by a Margin Tests for Two Proportions (Simulation) – Likelihood Score (Miettinen &amp; Nurmine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20]=[.B119]; &quot;FLAG&quot;; &quot;&quot;)">
            <text:p/>
          </table:table-cell>
          <table:table-cell office:value-type="string" calcext:value-type="string">
            <text:p><text:s text:c="4"/>Group-Sequential Superiority by a Margin Tests for Two Proportions (Simulation) – Likelihood Score (Miettinen &amp; Nurminen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21]=[.B120]; &quot;FLAG&quot;; &quot;&quot;)">
            <text:p/>
          </table:table-cell>
          <table:table-cell office:value-type="string" calcext:value-type="string">
            <text:p><text:s text:c="4"/>Group-Sequential Superiority by a Margin Tests for Two Proportions (Simulation) – Z-Test (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22]=[.B121]; &quot;FLAG&quot;; &quot;&quot;)">
            <text:p/>
          </table:table-cell>
          <table:table-cell office:value-type="string" calcext:value-type="string">
            <text:p><text:s text:c="4"/>Group-Sequential Superiority by a Margin Tests for Two Proportions (Simulation) – Z-Test (Pooled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23]=[.B122]; &quot;FLAG&quot;; &quot;&quot;)">
            <text:p/>
          </table:table-cell>
          <table:table-cell office:value-type="string" calcext:value-type="string">
            <text:p><text:s text:c="4"/>Group-Sequential Superiority by a Margin Tests for Two Proportions (Simulation) – Z-Test (Pooled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24]=[.B123]; &quot;FLAG&quot;; &quot;&quot;)">
            <text:p/>
          </table:table-cell>
          <table:table-cell office:value-type="string" calcext:value-type="string">
            <text:p><text:s text:c="4"/>Group-Sequential Superiority by a Margin Tests for Two Proportions (Simulation) – Z-Test (Pooled) with Continuity Correctio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25]=[.B124]; &quot;FLAG&quot;; &quot;&quot;)">
            <text:p/>
          </table:table-cell>
          <table:table-cell office:value-type="string" calcext:value-type="string">
            <text:p><text:s text:c="4"/>Group-Sequential Superiority by a Margin Tests for Two Proportions (Simulation) – Z-Test (Un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26]=[.B125]; &quot;FLAG&quot;; &quot;&quot;)">
            <text:p/>
          </table:table-cell>
          <table:table-cell office:value-type="string" calcext:value-type="string">
            <text:p><text:s text:c="4"/>Group-Sequential Superiority by a Margin Tests for Two Proportions (Simulation) – Z-Test (Unpooled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27]=[.B126]; &quot;FLAG&quot;; &quot;&quot;)">
            <text:p/>
          </table:table-cell>
          <table:table-cell office:value-type="string" calcext:value-type="string">
            <text:p><text:s text:c="4"/>Group-Sequential Superiority by a Margin Tests for Two Proportions (Simulation) – Z-Test (Unpooled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28]=[.B127]; &quot;FLAG&quot;; &quot;&quot;)">
            <text:p/>
          </table:table-cell>
          <table:table-cell office:value-type="string" calcext:value-type="string">
            <text:p><text:s text:c="4"/>Group-Sequential Superiority by a Margin Tests for Two Proportions (Simulation) – Z-Test (Unpooled) with Continuity Correctio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29]=[.B128]; &quot;FLAG&quot;; &quot;&quot;)">
            <text:p/>
          </table:table-cell>
          <table:table-cell office:value-type="string" calcext:value-type="string">
            <text:p><text:s text:c="4"/>Group-Sequential Superiority by a Margin Tests for Two Proportions using Difference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30]=[.B129]; &quot;FLAG&quot;; &quot;&quot;)">
            <text:p/>
          </table:table-cell>
          <table:table-cell office:value-type="string" calcext:value-type="string">
            <text:p><text:s text:c="4"/>Group-Sequential Superiority by a Margin Tests for Two Proportions using Odds Ratio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31]=[.B130]; &quot;FLAG&quot;; &quot;&quot;)">
            <text:p/>
          </table:table-cell>
          <table:table-cell office:value-type="string" calcext:value-type="string">
            <text:p><text:s text:c="4"/>Group-Sequential Superiority by a Margin Tests for Two Proportions using Ratio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32]=[.B131]; &quot;FLAG&quot;; &quot;&quot;)">
            <text:p/>
          </table:table-cell>
          <table:table-cell office:value-type="string" calcext:value-type="string">
            <text:p><text:s text:c="4"/>Group-Sequential Tests for Two Proportio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33]=[.B132]; &quot;FLAG&quot;; &quot;&quot;)">
            <text:p/>
          </table:table-cell>
          <table:table-cell office:value-type="string" calcext:value-type="string">
            <text:p><text:s text:c="4"/>Group-Sequential Tests for Two Proportion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34]=[.B133]; &quot;FLAG&quot;; &quot;&quot;)">
            <text:p/>
          </table:table-cell>
          <table:table-cell office:value-type="string" calcext:value-type="string">
            <text:p><text:s text:c="4"/>Group-Sequential Tests for Two Proportions (Simulation) – Fisher’s Exa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35]=[.B134]; &quot;FLAG&quot;; &quot;&quot;)">
            <text:p/>
          </table:table-cell>
          <table:table-cell office:value-type="string" calcext:value-type="string">
            <text:p><text:s text:c="4"/>Group-Sequential Tests for Two Proportions (Simulation) – Fisher’s Exact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36]=[.B135]; &quot;FLAG&quot;; &quot;&quot;)">
            <text:p/>
          </table:table-cell>
          <table:table-cell office:value-type="string" calcext:value-type="string">
            <text:p><text:s text:c="4"/>Group-Sequential Tests for Two Proportions (Simulation) – Mantel-Haensz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37]=[.B136]; &quot;FLAG&quot;; &quot;&quot;)">
            <text:p/>
          </table:table-cell>
          <table:table-cell office:value-type="string" calcext:value-type="string">
            <text:p><text:s text:c="4"/>Group-Sequential Tests for Two Proportions (Simulation) – Mantel-Haenszel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38]=[.B137]; &quot;FLAG&quot;; &quot;&quot;)">
            <text:p/>
          </table:table-cell>
          <table:table-cell office:value-type="string" calcext:value-type="string">
            <text:p><text:s text:c="4"/>Group-Sequential Tests for Two Proportions (Simulation) – Z-Test (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39]=[.B138]; &quot;FLAG&quot;; &quot;&quot;)">
            <text:p/>
          </table:table-cell>
          <table:table-cell office:value-type="string" calcext:value-type="string">
            <text:p><text:s text:c="4"/>Group-Sequential Tests for Two Proportions (Simulation) – Z-Test (Pooled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40]=[.B139]; &quot;FLAG&quot;; &quot;&quot;)">
            <text:p/>
          </table:table-cell>
          <table:table-cell office:value-type="string" calcext:value-type="string">
            <text:p><text:s text:c="4"/>Group-Sequential Tests for Two Proportions (Simulation) – Z-Test (Pooled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41]=[.B140]; &quot;FLAG&quot;; &quot;&quot;)">
            <text:p/>
          </table:table-cell>
          <table:table-cell office:value-type="string" calcext:value-type="string">
            <text:p><text:s text:c="4"/>Group-Sequential Tests for Two Proportions (Simulation) – Z-Test (Pooled) with Continuity Correctio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42]=[.B141]; &quot;FLAG&quot;; &quot;&quot;)">
            <text:p/>
          </table:table-cell>
          <table:table-cell office:value-type="string" calcext:value-type="string">
            <text:p><text:s text:c="4"/>Group-Sequential Tests for Two Proportions (Simulation) – Z-Test (Un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43]=[.B142]; &quot;FLAG&quot;; &quot;&quot;)">
            <text:p/>
          </table:table-cell>
          <table:table-cell office:value-type="string" calcext:value-type="string">
            <text:p><text:s text:c="4"/>Group-Sequential Tests for Two Proportions (Simulation) – Z-Test (Unpooled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44]=[.B143]; &quot;FLAG&quot;; &quot;&quot;)">
            <text:p/>
          </table:table-cell>
          <table:table-cell office:value-type="string" calcext:value-type="string">
            <text:p><text:s text:c="4"/>Group-Sequential Tests for Two Proportions (Simulation) – Z-Test (Unpooled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45]=[.B144]; &quot;FLAG&quot;; &quot;&quot;)">
            <text:p/>
          </table:table-cell>
          <table:table-cell office:value-type="string" calcext:value-type="string">
            <text:p><text:s text:c="4"/>Group-Sequential Tests for Two Proportions (Simulation) – Z-Test (Unpooled) with Continuity Correctio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46]=[.B145]; &quot;FLAG&quot;; &quot;&quot;)">
            <text:p/>
          </table:table-cell>
          <table:table-cell office:value-type="string" calcext:value-type="string">
            <text:p><text:s text:c="4"/>Group-Sequential Tests for Two Proportions using Difference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47]=[.B146]; &quot;FLAG&quot;; &quot;&quot;)">
            <text:p/>
          </table:table-cell>
          <table:table-cell office:value-type="string" calcext:value-type="string">
            <text:p><text:s text:c="4"/>Group-Sequential Tests for Two Proportions using Odds Ratio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48]=[.B147]; &quot;FLAG&quot;; &quot;&quot;)">
            <text:p/>
          </table:table-cell>
          <table:table-cell office:value-type="string" calcext:value-type="string">
            <text:p><text:s text:c="4"/>Group-Sequential Tests for Two Proportions using Ratio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49]=[.B148]; &quot;FLAG&quot;; &quot;&quot;)">
            <text:p/>
          </table:table-cell>
          <table:table-cell office:value-type="string" calcext:value-type="string">
            <text:p><text:s text:c="4"/>Logistic Regress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50]=[.B149]; &quot;FLAG&quot;; &quot;&quot;)">
            <text:p/>
          </table:table-cell>
          <table:table-cell office:value-type="string" calcext:value-type="string">
            <text:p><text:s text:c="4"/>Non-Inferiority Tests for One Proportion – Exa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51]=[.B150]; &quot;FLAG&quot;; &quot;&quot;)">
            <text:p/>
          </table:table-cell>
          <table:table-cell office:value-type="string" calcext:value-type="string">
            <text:p><text:s text:c="4"/>Non-Inferiority Tests for One Proportion – Z-Test using S(P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52]=[.B151]; &quot;FLAG&quot;; &quot;&quot;)">
            <text:p/>
          </table:table-cell>
          <table:table-cell office:value-type="string" calcext:value-type="string">
            <text:p><text:s text:c="4"/>Non-Inferiority Tests for One Proportion – Z-Test using S(P0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53]=[.B152]; &quot;FLAG&quot;; &quot;&quot;)">
            <text:p/>
          </table:table-cell>
          <table:table-cell office:value-type="string" calcext:value-type="string">
            <text:p><text:s text:c="4"/>Non-Inferiority Tests for One Proportion – Z-Test using S(Phat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54]=[.B153]; &quot;FLAG&quot;; &quot;&quot;)">
            <text:p/>
          </table:table-cell>
          <table:table-cell office:value-type="string" calcext:value-type="string">
            <text:p><text:s text:c="4"/>Non-Inferiority Tests for One Proportion – Z-Test using S(Phat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55]=[.B154]; &quot;FLAG&quot;; &quot;&quot;)">
            <text:p/>
          </table:table-cell>
          <table:table-cell office:value-type="string" calcext:value-type="string">
            <text:p><text:s text:c="4"/>Non-Inferiority Tests for One Proportion using Differe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56]=[.B155]; &quot;FLAG&quot;; &quot;&quot;)">
            <text:p/>
          </table:table-cell>
          <table:table-cell office:value-type="string" calcext:value-type="string">
            <text:p><text:s text:c="4"/>Non-Inferiority Tests for One Proportion using Odds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57]=[.B156]; &quot;FLAG&quot;; &quot;&quot;)">
            <text:p/>
          </table:table-cell>
          <table:table-cell office:value-type="string" calcext:value-type="string">
            <text:p><text:s text:c="4"/>Non-Inferiority Tests for One Proportion using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58]=[.B157]; &quot;FLAG&quot;; &quot;&quot;)">
            <text:p/>
          </table:table-cell>
          <table:table-cell office:value-type="string" calcext:value-type="string">
            <text:p><text:s text:c="4"/>Non-Inferiority Tests for Two Correlated Proportio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59]=[.B158]; &quot;FLAG&quot;; &quot;&quot;)">
            <text:p/>
          </table:table-cell>
          <table:table-cell office:value-type="string" calcext:value-type="string">
            <text:p><text:s text:c="4"/>Non-Inferiority Tests for Two Correlated Proportions using Differe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60]=[.B159]; &quot;FLAG&quot;; &quot;&quot;)">
            <text:p/>
          </table:table-cell>
          <table:table-cell office:value-type="string" calcext:value-type="string">
            <text:p><text:s text:c="4"/>Non-Inferiority Tests for Two Correlated Proportions using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61]=[.B160]; &quot;FLAG&quot;; &quot;&quot;)">
            <text:p/>
          </table:table-cell>
          <table:table-cell office:value-type="string" calcext:value-type="string">
            <text:p><text:s text:c="4"/>Non-Inferiority Tests for Two Proportions – Likelihood Score (Farrington &amp; Manning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5">
          <table:table-cell table:formula="of:=IF([.B162]=[.B161]; &quot;FLAG&quot;; &quot;&quot;)">
            <text:p/>
          </table:table-cell>
          <table:table-cell office:value-type="string" calcext:value-type="string">
            <text:p><text:s text:c="4"/>Non-Inferiority Tests for Two Proportions – Likelihood Score (Farrington &amp; Manning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63]=[.B162]; &quot;FLAG&quot;; &quot;&quot;)">
            <text:p/>
          </table:table-cell>
          <table:table-cell office:value-type="string" calcext:value-type="string">
            <text:p><text:s text:c="4"/>Non-Inferiority Tests for Two Proportions – Likelihood Score (Gart &amp; Na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64]=[.B163]; &quot;FLAG&quot;; &quot;&quot;)">
            <text:p/>
          </table:table-cell>
          <table:table-cell office:value-type="string" calcext:value-type="string">
            <text:p><text:s text:c="4"/>Non-Inferiority Tests for Two Proportions – Likelihood Score (Gart &amp; Nam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65]=[.B164]; &quot;FLAG&quot;; &quot;&quot;)">
            <text:p/>
          </table:table-cell>
          <table:table-cell office:value-type="string" calcext:value-type="string">
            <text:p><text:s text:c="4"/>Non-Inferiority Tests for Two Proportions – Likelihood Score (Miettinen &amp; Nurmine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66]=[.B165]; &quot;FLAG&quot;; &quot;&quot;)">
            <text:p/>
          </table:table-cell>
          <table:table-cell office:value-type="string" calcext:value-type="string">
            <text:p><text:s text:c="4"/>Non-Inferiority Tests for Two Proportions – Likelihood Score (Miettinen &amp; Nurminen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67]=[.B166]; &quot;FLAG&quot;; &quot;&quot;)">
            <text:p/>
          </table:table-cell>
          <table:table-cell office:value-type="string" calcext:value-type="string">
            <text:p><text:s text:c="4"/>Non-Inferiority Tests for Two Proportions – Z-Test (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68]=[.B167]; &quot;FLAG&quot;; &quot;&quot;)">
            <text:p/>
          </table:table-cell>
          <table:table-cell office:value-type="string" calcext:value-type="string">
            <text:p><text:s text:c="4"/>Non-Inferiority Tests for Two Proportions – Z-Test (Pooled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69]=[.B168]; &quot;FLAG&quot;; &quot;&quot;)">
            <text:p/>
          </table:table-cell>
          <table:table-cell office:value-type="string" calcext:value-type="string">
            <text:p><text:s text:c="4"/>Non-Inferiority Tests for Two Proportions – Z-Test (Pooled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70]=[.B169]; &quot;FLAG&quot;; &quot;&quot;)">
            <text:p/>
          </table:table-cell>
          <table:table-cell office:value-type="string" calcext:value-type="string">
            <text:p><text:s text:c="4"/>Non-Inferiority Tests for Two Proportions – Z-Test (Pooled) with Continuity Correctio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71]=[.B170]; &quot;FLAG&quot;; &quot;&quot;)">
            <text:p/>
          </table:table-cell>
          <table:table-cell office:value-type="string" calcext:value-type="string">
            <text:p><text:s text:c="4"/>Non-Inferiority Tests for Two Proportions – Z-Test (Un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72]=[.B171]; &quot;FLAG&quot;; &quot;&quot;)">
            <text:p/>
          </table:table-cell>
          <table:table-cell office:value-type="string" calcext:value-type="string">
            <text:p><text:s text:c="4"/>Non-Inferiority Tests for Two Proportions – Z-Test (Unpooled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73]=[.B172]; &quot;FLAG&quot;; &quot;&quot;)">
            <text:p/>
          </table:table-cell>
          <table:table-cell office:value-type="string" calcext:value-type="string">
            <text:p><text:s text:c="4"/>Non-Inferiority Tests for Two Proportions – Z-Test (Unpooled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74]=[.B173]; &quot;FLAG&quot;; &quot;&quot;)">
            <text:p/>
          </table:table-cell>
          <table:table-cell office:value-type="string" calcext:value-type="string">
            <text:p><text:s text:c="4"/>Non-Inferiority Tests for Two Proportions – Z-Test (Unpooled) with Continuity Correctio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75]=[.B174]; &quot;FLAG&quot;; &quot;&quot;)">
            <text:p/>
          </table:table-cell>
          <table:table-cell office:value-type="string" calcext:value-type="string">
            <text:p><text:s text:c="4"/>Non-Inferiority Tests for Two Proportions in a Cluster-Randomized Design – Likelihood Score (Farrington &amp; Manning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76]=[.B175]; &quot;FLAG&quot;; &quot;&quot;)">
            <text:p/>
          </table:table-cell>
          <table:table-cell office:value-type="string" calcext:value-type="string">
            <text:p><text:s text:c="4"/>Non-Inferiority Tests for Two Proportions in a Cluster-Randomized Design – Likelihood Score (Farrington &amp; Manning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77]=[.B176]; &quot;FLAG&quot;; &quot;&quot;)">
            <text:p/>
          </table:table-cell>
          <table:table-cell office:value-type="string" calcext:value-type="string">
            <text:p><text:s text:c="4"/>Non-Inferiority Tests for Two Proportions in a Cluster-Randomized Design – Z-Test (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78]=[.B177]; &quot;FLAG&quot;; &quot;&quot;)">
            <text:p/>
          </table:table-cell>
          <table:table-cell office:value-type="string" calcext:value-type="string">
            <text:p><text:s text:c="4"/>Non-Inferiority Tests for Two Proportions in a Cluster-Randomized Design – Z-Test (Pooled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79]=[.B178]; &quot;FLAG&quot;; &quot;&quot;)">
            <text:p/>
          </table:table-cell>
          <table:table-cell office:value-type="string" calcext:value-type="string">
            <text:p><text:s text:c="4"/>Non-Inferiority Tests for Two Proportions in a Cluster-Randomized Design – Z-Test (Un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80]=[.B179]; &quot;FLAG&quot;; &quot;&quot;)">
            <text:p/>
          </table:table-cell>
          <table:table-cell office:value-type="string" calcext:value-type="string">
            <text:p><text:s text:c="4"/>Non-Inferiority Tests for Two Proportions in a Cluster-Randomized Design – Z-Test (Unpooled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81]=[.B180]; &quot;FLAG&quot;; &quot;&quot;)">
            <text:p/>
          </table:table-cell>
          <table:table-cell office:value-type="string" calcext:value-type="string">
            <text:p><text:s text:c="4"/>Non-Inferiority Tests for Two Proportions in a Cluster-Randomized Design using Differe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82]=[.B181]; &quot;FLAG&quot;; &quot;&quot;)">
            <text:p/>
          </table:table-cell>
          <table:table-cell office:value-type="string" calcext:value-type="string">
            <text:p><text:s text:c="4"/>Non-Inferiority Tests for Two Proportions in a Cluster-Randomized Design using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83]=[.B182]; &quot;FLAG&quot;; &quot;&quot;)">
            <text:p/>
          </table:table-cell>
          <table:table-cell office:value-type="string" calcext:value-type="string">
            <text:p><text:s text:c="4"/>Non-Inferiority Tests for Two Proportions using Differe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4">
          <table:table-cell table:formula="of:=IF([.B184]=[.B183]; &quot;FLAG&quot;; &quot;&quot;)">
            <text:p/>
          </table:table-cell>
          <table:table-cell office:value-type="string" calcext:value-type="string">
            <text:p><text:s text:c="4"/>Non-Inferiority Tests for Two Proportions using Odds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85]=[.B184]; &quot;FLAG&quot;; &quot;&quot;)">
            <text:p/>
          </table:table-cell>
          <table:table-cell office:value-type="string" calcext:value-type="string">
            <text:p><text:s text:c="4"/>Non-Inferiority Tests for Two Proportions using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86]=[.B185]; &quot;FLAG&quot;; &quot;&quot;)">
            <text:p/>
          </table:table-cell>
          <table:table-cell office:value-type="string" calcext:value-type="string">
            <text:p><text:s text:c="4"/>Non-Inferiority Tests of Two Proportions in a Cluster-Randomized Design – Likelihood Score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87]=[.B186]; &quot;FLAG&quot;; &quot;&quot;)">
            <text:p/>
          </table:table-cell>
          <table:table-cell office:value-type="string" calcext:value-type="string">
            <text:p><text:s text:c="4"/>Non-Inferiority Tests of Two Proportions in a Cluster-Randomized Design – Z Test (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88]=[.B187]; &quot;FLAG&quot;; &quot;&quot;)">
            <text:p/>
          </table:table-cell>
          <table:table-cell office:value-type="string" calcext:value-type="string">
            <text:p><text:s text:c="4"/>Non-Inferiority Tests of Two Proportions in a Cluster-Randomized Design – Z Test (Un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89]=[.B188]; &quot;FLAG&quot;; &quot;&quot;)">
            <text:p/>
          </table:table-cell>
          <table:table-cell office:value-type="string" calcext:value-type="string">
            <text:p><text:s text:c="4"/>Non-Inferiority Tests of Two Proportions in a Cluster-Randomized Design using Differe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90]=[.B189]; &quot;FLAG&quot;; &quot;&quot;)">
            <text:p/>
          </table:table-cell>
          <table:table-cell office:value-type="string" calcext:value-type="string">
            <text:p><text:s text:c="4"/>Non-Inferiority Tests of Two Proportions in a Cluster-Randomized Design using Proportio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91]=[.B190]; &quot;FLAG&quot;; &quot;&quot;)">
            <text:p/>
          </table:table-cell>
          <table:table-cell office:value-type="string" calcext:value-type="string">
            <text:p><text:s text:c="4"/>Non-Inferiority Tests of Two Proportions in a Cluster-Randomized Design using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92]=[.B191]; &quot;FLAG&quot;; &quot;&quot;)">
            <text:p/>
          </table:table-cell>
          <table:table-cell office:value-type="string" calcext:value-type="string">
            <text:p><text:s text:c="4"/>Post-Marketing Surveillance – Cohort – Known Background Incid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93]=[.B192]; &quot;FLAG&quot;; &quot;&quot;)">
            <text:p/>
          </table:table-cell>
          <table:table-cell office:value-type="string" calcext:value-type="string">
            <text:p><text:s text:c="4"/>Post-Marketing Surveillance – Cohort – No Background Incid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94]=[.B193]; &quot;FLAG&quot;; &quot;&quot;)">
            <text:p/>
          </table:table-cell>
          <table:table-cell office:value-type="string" calcext:value-type="string">
            <text:p><text:s text:c="4"/>Post-Marketing Surveillance – Cohort – Unknown Background Incid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95]=[.B194]; &quot;FLAG&quot;; &quot;&quot;)">
            <text:p/>
          </table:table-cell>
          <table:table-cell office:value-type="string" calcext:value-type="string">
            <text:p><text:s text:c="4"/>Post-Marketing Surveillance – Matched Case-Control Stud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96]=[.B195]; &quot;FLAG&quot;; &quot;&quot;)">
            <text:p/>
          </table:table-cell>
          <table:table-cell office:value-type="string" calcext:value-type="string">
            <text:p><text:s text:c="4"/>Single-Stage Phase II Clinical Tria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97]=[.B196]; &quot;FLAG&quot;; &quot;&quot;)">
            <text:p/>
          </table:table-cell>
          <table:table-cell office:value-type="string" calcext:value-type="string">
            <text:p><text:s text:c="4"/>Superiority by a Margin Tests for One Proportion – Exa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98]=[.B197]; &quot;FLAG&quot;; &quot;&quot;)">
            <text:p/>
          </table:table-cell>
          <table:table-cell office:value-type="string" calcext:value-type="string">
            <text:p><text:s text:c="4"/>Superiority by a Margin Tests for One Proportion – Z-Test using S(P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199]=[.B198]; &quot;FLAG&quot;; &quot;&quot;)">
            <text:p/>
          </table:table-cell>
          <table:table-cell office:value-type="string" calcext:value-type="string">
            <text:p><text:s text:c="4"/>Superiority by a Margin Tests for One Proportion – Z-Test using S(P0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00]=[.B199]; &quot;FLAG&quot;; &quot;&quot;)">
            <text:p/>
          </table:table-cell>
          <table:table-cell office:value-type="string" calcext:value-type="string">
            <text:p><text:s text:c="4"/>Superiority by a Margin Tests for One Proportion – Z-Test using S(Phat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01]=[.B200]; &quot;FLAG&quot;; &quot;&quot;)">
            <text:p/>
          </table:table-cell>
          <table:table-cell office:value-type="string" calcext:value-type="string">
            <text:p><text:s text:c="4"/>Superiority by a Margin Tests for One Proportion – Z-Test using S(Phat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02]=[.B201]; &quot;FLAG&quot;; &quot;&quot;)">
            <text:p/>
          </table:table-cell>
          <table:table-cell office:value-type="string" calcext:value-type="string">
            <text:p><text:s text:c="4"/>Superiority by a Margin Tests for One Proportion using Differe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03]=[.B202]; &quot;FLAG&quot;; &quot;&quot;)">
            <text:p/>
          </table:table-cell>
          <table:table-cell office:value-type="string" calcext:value-type="string">
            <text:p><text:s text:c="4"/>Superiority by a Margin Tests for One Proportion using Odds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04]=[.B203]; &quot;FLAG&quot;; &quot;&quot;)">
            <text:p/>
          </table:table-cell>
          <table:table-cell office:value-type="string" calcext:value-type="string">
            <text:p><text:s text:c="4"/>Superiority by a Margin Tests for One Proportion using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05]=[.B204]; &quot;FLAG&quot;; &quot;&quot;)">
            <text:p/>
          </table:table-cell>
          <table:table-cell office:value-type="string" calcext:value-type="string">
            <text:p><text:s text:c="4"/>Superiority by a Margin Tests for Two Proportions – Likelihood Score (Farrington &amp; Manning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06]=[.B205]; &quot;FLAG&quot;; &quot;&quot;)">
            <text:p/>
          </table:table-cell>
          <table:table-cell office:value-type="string" calcext:value-type="string">
            <text:p><text:s text:c="4"/>Superiority by a Margin Tests for Two Proportions – Likelihood Score (Farrington &amp; Manning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07]=[.B206]; &quot;FLAG&quot;; &quot;&quot;)">
            <text:p/>
          </table:table-cell>
          <table:table-cell office:value-type="string" calcext:value-type="string">
            <text:p><text:s text:c="4"/>Superiority by a Margin Tests for Two Proportions – Likelihood Score (Gart &amp; Na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08]=[.B207]; &quot;FLAG&quot;; &quot;&quot;)">
            <text:p/>
          </table:table-cell>
          <table:table-cell office:value-type="string" calcext:value-type="string">
            <text:p><text:s text:c="4"/>Superiority by a Margin Tests for Two Proportions – Likelihood Score (Gart &amp; Nam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09]=[.B208]; &quot;FLAG&quot;; &quot;&quot;)">
            <text:p/>
          </table:table-cell>
          <table:table-cell office:value-type="string" calcext:value-type="string">
            <text:p><text:s text:c="4"/>Superiority by a Margin Tests for Two Proportions – Likelihood Score (Miettinen &amp; Nurmine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10]=[.B209]; &quot;FLAG&quot;; &quot;&quot;)">
            <text:p/>
          </table:table-cell>
          <table:table-cell office:value-type="string" calcext:value-type="string">
            <text:p><text:s text:c="4"/>Superiority by a Margin Tests for Two Proportions – Likelihood Score (Miettinen &amp; Nurminen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11]=[.B210]; &quot;FLAG&quot;; &quot;&quot;)">
            <text:p/>
          </table:table-cell>
          <table:table-cell office:value-type="string" calcext:value-type="string">
            <text:p><text:s text:c="4"/>Superiority by a Margin Tests for Two Proportions – Z-Test (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12]=[.B211]; &quot;FLAG&quot;; &quot;&quot;)">
            <text:p/>
          </table:table-cell>
          <table:table-cell office:value-type="string" calcext:value-type="string">
            <text:p><text:s text:c="4"/>Superiority by a Margin Tests for Two Proportions – Z-Test (Pooled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13]=[.B212]; &quot;FLAG&quot;; &quot;&quot;)">
            <text:p/>
          </table:table-cell>
          <table:table-cell office:value-type="string" calcext:value-type="string">
            <text:p><text:s text:c="4"/>Superiority by a Margin Tests for Two Proportions – Z-Test (Pooled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14]=[.B213]; &quot;FLAG&quot;; &quot;&quot;)">
            <text:p/>
          </table:table-cell>
          <table:table-cell office:value-type="string" calcext:value-type="string">
            <text:p><text:s text:c="4"/>Superiority by a Margin Tests for Two Proportions – Z-Test (Pooled) with Continuity Correctio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15]=[.B214]; &quot;FLAG&quot;; &quot;&quot;)">
            <text:p/>
          </table:table-cell>
          <table:table-cell office:value-type="string" calcext:value-type="string">
            <text:p><text:s text:c="4"/>Superiority by a Margin Tests for Two Proportions – Z-Test (Un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16]=[.B215]; &quot;FLAG&quot;; &quot;&quot;)">
            <text:p/>
          </table:table-cell>
          <table:table-cell office:value-type="string" calcext:value-type="string">
            <text:p><text:s text:c="4"/>Superiority by a Margin Tests for Two Proportions – Z-Test (Unpooled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17]=[.B216]; &quot;FLAG&quot;; &quot;&quot;)">
            <text:p/>
          </table:table-cell>
          <table:table-cell office:value-type="string" calcext:value-type="string">
            <text:p><text:s text:c="4"/>Superiority by a Margin Tests for Two Proportions – Z-Test (Unpooled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18]=[.B217]; &quot;FLAG&quot;; &quot;&quot;)">
            <text:p/>
          </table:table-cell>
          <table:table-cell office:value-type="string" calcext:value-type="string">
            <text:p><text:s text:c="4"/>Superiority by a Margin Tests for Two Proportions – Z-Test (Unpooled) with Continuity Correctio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19]=[.B218]; &quot;FLAG&quot;; &quot;&quot;)">
            <text:p/>
          </table:table-cell>
          <table:table-cell office:value-type="string" calcext:value-type="string">
            <text:p><text:s text:c="4"/>Superiority by a Margin Tests for Two Proportions in a Cluster-Randomized Design – Z Test (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20]=[.B219]; &quot;FLAG&quot;; &quot;&quot;)">
            <text:p/>
          </table:table-cell>
          <table:table-cell office:value-type="string" calcext:value-type="string">
            <text:p><text:s text:c="4"/>Superiority by a Margin Tests for Two Proportions in a Cluster-Randomized Design – Z Test (Un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21]=[.B220]; &quot;FLAG&quot;; &quot;&quot;)">
            <text:p/>
          </table:table-cell>
          <table:table-cell office:value-type="string" calcext:value-type="string">
            <text:p><text:s text:c="4"/>Superiority by a Margin Tests for Two Proportions in a Cluster-Randomized Design using Differe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22]=[.B221]; &quot;FLAG&quot;; &quot;&quot;)">
            <text:p/>
          </table:table-cell>
          <table:table-cell office:value-type="string" calcext:value-type="string">
            <text:p><text:s text:c="4"/>Superiority by a Margin Tests for Two Proportions in a Cluster-Randomized Design using Proportio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23]=[.B222]; &quot;FLAG&quot;; &quot;&quot;)">
            <text:p/>
          </table:table-cell>
          <table:table-cell office:value-type="string" calcext:value-type="string">
            <text:p><text:s text:c="4"/>Superiority by a Margin Tests for Two Proportions in a Cluster-Randomized Design using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24]=[.B223]; &quot;FLAG&quot;; &quot;&quot;)">
            <text:p/>
          </table:table-cell>
          <table:table-cell office:value-type="string" calcext:value-type="string">
            <text:p><text:s text:c="4"/>Superiority by a Margin Tests for Two Proportions using Differe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25]=[.B224]; &quot;FLAG&quot;; &quot;&quot;)">
            <text:p/>
          </table:table-cell>
          <table:table-cell office:value-type="string" calcext:value-type="string">
            <text:p><text:s text:c="4"/>Superiority by a Margin Tests for Two Proportions using Odds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26]=[.B225]; &quot;FLAG&quot;; &quot;&quot;)">
            <text:p/>
          </table:table-cell>
          <table:table-cell office:value-type="string" calcext:value-type="string">
            <text:p><text:s text:c="4"/>Superiority by a Margin Tests for Two Proportions using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27]=[.B226]; &quot;FLAG&quot;; &quot;&quot;)">
            <text:p/>
          </table:table-cell>
          <table:table-cell office:value-type="string" calcext:value-type="string">
            <text:p><text:s text:c="4"/>Tests for One Proportion – Exa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28]=[.B227]; &quot;FLAG&quot;; &quot;&quot;)">
            <text:p/>
          </table:table-cell>
          <table:table-cell office:value-type="string" calcext:value-type="string">
            <text:p><text:s text:c="4"/>Tests for One Proportion – Z-Test using S(P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29]=[.B228]; &quot;FLAG&quot;; &quot;&quot;)">
            <text:p/>
          </table:table-cell>
          <table:table-cell office:value-type="string" calcext:value-type="string">
            <text:p><text:s text:c="4"/>Tests for One Proportion – Z-Test using S(P0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30]=[.B229]; &quot;FLAG&quot;; &quot;&quot;)">
            <text:p/>
          </table:table-cell>
          <table:table-cell office:value-type="string" calcext:value-type="string">
            <text:p><text:s text:c="4"/>Tests for One Proportion – Z-Test using S(Phat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31]=[.B230]; &quot;FLAG&quot;; &quot;&quot;)">
            <text:p/>
          </table:table-cell>
          <table:table-cell office:value-type="string" calcext:value-type="string">
            <text:p><text:s text:c="4"/>Tests for One Proportion – Z-Test using S(Phat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32]=[.B231]; &quot;FLAG&quot;; &quot;&quot;)">
            <text:p/>
          </table:table-cell>
          <table:table-cell office:value-type="string" calcext:value-type="string">
            <text:p><text:s text:c="4"/>Tests for One Proportion using Differe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33]=[.B232]; &quot;FLAG&quot;; &quot;&quot;)">
            <text:p/>
          </table:table-cell>
          <table:table-cell office:value-type="string" calcext:value-type="string">
            <text:p><text:s text:c="4"/>Tests for One Proportion using Odds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34]=[.B233]; &quot;FLAG&quot;; &quot;&quot;)">
            <text:p/>
          </table:table-cell>
          <table:table-cell office:value-type="string" calcext:value-type="string">
            <text:p><text:s text:c="4"/>Tests for One Proportion using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35]=[.B234]; &quot;FLAG&quot;; &quot;&quot;)">
            <text:p/>
          </table:table-cell>
          <table:table-cell office:value-type="string" calcext:value-type="string">
            <text:p><text:s text:c="4"/>Tests for One-Sample Sensitivity and Specifici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36]=[.B235]; &quot;FLAG&quot;; &quot;&quot;)">
            <text:p/>
          </table:table-cell>
          <table:table-cell office:value-type="string" calcext:value-type="string">
            <text:p><text:s text:c="4"/>Tests for Two Correlated Proportions (McNemar's Test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37]=[.B236]; &quot;FLAG&quot;; &quot;&quot;)">
            <text:p/>
          </table:table-cell>
          <table:table-cell office:value-type="string" calcext:value-type="string">
            <text:p><text:s text:c="4"/>Tests for Two Correlated Proportions (McNemar's Test) using Odds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38]=[.B237]; &quot;FLAG&quot;; &quot;&quot;)">
            <text:p/>
          </table:table-cell>
          <table:table-cell office:value-type="string" calcext:value-type="string">
            <text:p><text:s text:c="4"/>Tests for Two Correlated Proportions in a Matched Case-Control Desig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39]=[.B238]; &quot;FLAG&quot;; &quot;&quot;)">
            <text:p/>
          </table:table-cell>
          <table:table-cell office:value-type="string" calcext:value-type="string">
            <text:p><text:s text:c="4"/>Tests for Two Ordered Categorical Variabl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40]=[.B239]; &quot;FLAG&quot;; &quot;&quot;)">
            <text:p/>
          </table:table-cell>
          <table:table-cell office:value-type="string" calcext:value-type="string">
            <text:p><text:s text:c="4"/>Tests for Two Ordered Categorical Variable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41]=[.B240]; &quot;FLAG&quot;; &quot;&quot;)">
            <text:p/>
          </table:table-cell>
          <table:table-cell office:value-type="string" calcext:value-type="string">
            <text:p><text:s text:c="4"/>Tests for Two Proportions – Fisher’s Exact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42]=[.B241]; &quot;FLAG&quot;; &quot;&quot;)">
            <text:p/>
          </table:table-cell>
          <table:table-cell office:value-type="string" calcext:value-type="string">
            <text:p><text:s text:c="4"/>Tests for Two Proportions – Fisher’s Exact Test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43]=[.B242]; &quot;FLAG&quot;; &quot;&quot;)">
            <text:p/>
          </table:table-cell>
          <table:table-cell office:value-type="string" calcext:value-type="string">
            <text:p><text:s text:c="4"/>Tests for Two Proportions – Likelihood Ratio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44]=[.B243]; &quot;FLAG&quot;; &quot;&quot;)">
            <text:p/>
          </table:table-cell>
          <table:table-cell office:value-type="string" calcext:value-type="string">
            <text:p><text:s text:c="4"/>Tests for Two Proportions – Likelihood Ratio Test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45]=[.B244]; &quot;FLAG&quot;; &quot;&quot;)">
            <text:p/>
          </table:table-cell>
          <table:table-cell office:value-type="string" calcext:value-type="string">
            <text:p><text:s text:c="4"/>Tests for Two Proportions – Mantel-Haenszel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46]=[.B245]; &quot;FLAG&quot;; &quot;&quot;)">
            <text:p/>
          </table:table-cell>
          <table:table-cell office:value-type="string" calcext:value-type="string">
            <text:p><text:s text:c="4"/>Tests for Two Proportions – Mantel-Haenszel Test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47]=[.B246]; &quot;FLAG&quot;; &quot;&quot;)">
            <text:p/>
          </table:table-cell>
          <table:table-cell office:value-type="string" calcext:value-type="string">
            <text:p><text:s text:c="4"/>Tests for Two Proportions – Z-Test (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48]=[.B247]; &quot;FLAG&quot;; &quot;&quot;)">
            <text:p/>
          </table:table-cell>
          <table:table-cell office:value-type="string" calcext:value-type="string">
            <text:p><text:s text:c="4"/>Tests for Two Proportions – Z-Test (Pooled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49]=[.B248]; &quot;FLAG&quot;; &quot;&quot;)">
            <text:p/>
          </table:table-cell>
          <table:table-cell office:value-type="string" calcext:value-type="string">
            <text:p><text:s text:c="4"/>Tests for Two Proportions – Z-Test (Pooled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50]=[.B249]; &quot;FLAG&quot;; &quot;&quot;)">
            <text:p/>
          </table:table-cell>
          <table:table-cell office:value-type="string" calcext:value-type="string">
            <text:p><text:s text:c="4"/>Tests for Two Proportions – Z-Test (Pooled) with Continuity Correctio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51]=[.B250]; &quot;FLAG&quot;; &quot;&quot;)">
            <text:p/>
          </table:table-cell>
          <table:table-cell office:value-type="string" calcext:value-type="string">
            <text:p><text:s text:c="4"/>Tests for Two Proportions – Z-Test (Un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52]=[.B251]; &quot;FLAG&quot;; &quot;&quot;)">
            <text:p/>
          </table:table-cell>
          <table:table-cell office:value-type="string" calcext:value-type="string">
            <text:p><text:s text:c="4"/>Tests for Two Proportions – Z-Test (Unpooled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53]=[.B252]; &quot;FLAG&quot;; &quot;&quot;)">
            <text:p/>
          </table:table-cell>
          <table:table-cell office:value-type="string" calcext:value-type="string">
            <text:p><text:s text:c="4"/>Tests for Two Proportions – Z-Test (Unpooled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54]=[.B253]; &quot;FLAG&quot;; &quot;&quot;)">
            <text:p/>
          </table:table-cell>
          <table:table-cell office:value-type="string" calcext:value-type="string">
            <text:p><text:s text:c="4"/>Tests for Two Proportions – Z-Test (Unpooled) with Continuity Correctio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55]=[.B254]; &quot;FLAG&quot;; &quot;&quot;)">
            <text:p/>
          </table:table-cell>
          <table:table-cell office:value-type="string" calcext:value-type="string">
            <text:p><text:s text:c="4"/>Tests for Two Proportions in a Cluster-Randomized Design – Likelihood Score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56]=[.B255]; &quot;FLAG&quot;; &quot;&quot;)">
            <text:p/>
          </table:table-cell>
          <table:table-cell office:value-type="string" calcext:value-type="string">
            <text:p><text:s text:c="4"/>Tests for Two Proportions in a Cluster-Randomized Design – Z Test (Un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57]=[.B256]; &quot;FLAG&quot;; &quot;&quot;)">
            <text:p/>
          </table:table-cell>
          <table:table-cell office:value-type="string" calcext:value-type="string">
            <text:p><text:s text:c="4"/>Tests for Two Proportions in a Cluster-Randomized Design using Differe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58]=[.B257]; &quot;FLAG&quot;; &quot;&quot;)">
            <text:p/>
          </table:table-cell>
          <table:table-cell office:value-type="string" calcext:value-type="string">
            <text:p><text:s text:c="4"/>Tests for Two Proportions in a Cluster-Randomized Design using Proportio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59]=[.B258]; &quot;FLAG&quot;; &quot;&quot;)">
            <text:p/>
          </table:table-cell>
          <table:table-cell office:value-type="string" calcext:value-type="string">
            <text:p><text:s text:c="4"/>Tests for Two Proportions in a Cluster-Randomized Design using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60]=[.B259]; &quot;FLAG&quot;; &quot;&quot;)">
            <text:p/>
          </table:table-cell>
          <table:table-cell office:value-type="string" calcext:value-type="string">
            <text:p><text:s text:c="4"/>Tests for Two Proportions in a Repeated Measures Desig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61]=[.B260]; &quot;FLAG&quot;; &quot;&quot;)">
            <text:p/>
          </table:table-cell>
          <table:table-cell office:value-type="string" calcext:value-type="string">
            <text:p><text:s text:c="4"/>Tests for Two Proportions in a Repeated Measures Desig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62]=[.B261]; &quot;FLAG&quot;; &quot;&quot;)">
            <text:p/>
          </table:table-cell>
          <table:table-cell office:value-type="string" calcext:value-type="string">
            <text:p><text:s text:c="4"/>Tests for Two Proportions in a Repeated Measures Design using Odds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63]=[.B262]; &quot;FLAG&quot;; &quot;&quot;)">
            <text:p/>
          </table:table-cell>
          <table:table-cell office:value-type="string" calcext:value-type="string">
            <text:p><text:s text:c="4"/>Tests for Two Proportions in a Repeated Measures Design using Odds Ratios – Differ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64]=[.B263]; &quot;FLAG&quot;; &quot;&quot;)">
            <text:p/>
          </table:table-cell>
          <table:table-cell office:value-type="string" calcext:value-type="string">
            <text:p><text:s text:c="4"/>Tests for Two Proportions in a Repeated Measures Design using Odds Ratios – Difference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65]=[.B264]; &quot;FLAG&quot;; &quot;&quot;)">
            <text:p/>
          </table:table-cell>
          <table:table-cell office:value-type="string" calcext:value-type="string">
            <text:p><text:s text:c="4"/>Tests for Two Proportions in a Repeated Measures Design using Odds Ratios – Log(OR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66]=[.B265]; &quot;FLAG&quot;; &quot;&quot;)">
            <text:p/>
          </table:table-cell>
          <table:table-cell office:value-type="string" calcext:value-type="string">
            <text:p><text:s text:c="4"/>Tests for Two Proportions in a Repeated Measures Design using Odds Ratios – Log(OR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67]=[.B266]; &quot;FLAG&quot;; &quot;&quot;)">
            <text:p/>
          </table:table-cell>
          <table:table-cell office:value-type="string" calcext:value-type="string">
            <text:p><text:s text:c="4"/>Tests for Two Proportions in a Repeated Measures Design using Proportio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68]=[.B267]; &quot;FLAG&quot;; &quot;&quot;)">
            <text:p/>
          </table:table-cell>
          <table:table-cell office:value-type="string" calcext:value-type="string">
            <text:p><text:s text:c="4"/>Tests for Two Proportions in a Stratified Design (Cochran/Mantel-Haenzel Test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69]=[.B268]; &quot;FLAG&quot;; &quot;&quot;)">
            <text:p/>
          </table:table-cell>
          <table:table-cell office:value-type="string" calcext:value-type="string">
            <text:p><text:s text:c="4"/>Tests for Two Proportions in a Stratified Design (Cochran/Mantel-Haenzel Test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70]=[.B269]; &quot;FLAG&quot;; &quot;&quot;)">
            <text:p/>
          </table:table-cell>
          <table:table-cell office:value-type="string" calcext:value-type="string">
            <text:p><text:s text:c="4"/>Tests for Two Proportions using Differe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71]=[.B270]; &quot;FLAG&quot;; &quot;&quot;)">
            <text:p/>
          </table:table-cell>
          <table:table-cell office:value-type="string" calcext:value-type="string">
            <text:p><text:s text:c="4"/>Tests for Two Proportions using Odds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72]=[.B271]; &quot;FLAG&quot;; &quot;&quot;)">
            <text:p/>
          </table:table-cell>
          <table:table-cell office:value-type="string" calcext:value-type="string">
            <text:p><text:s text:c="4"/>Tests for Two Proportions using Rati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73]=[.B272]; &quot;FLAG&quot;; &quot;&quot;)">
            <text:p/>
          </table:table-cell>
          <table:table-cell office:value-type="string" calcext:value-type="string">
            <text:p><text:s text:c="4"/>Three-Stage Phase II Clinical Tria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formula="of:=IF([.B274]=[.B273]; &quot;FLAG&quot;; &quot;&quot;)">
            <text:p/>
          </table:table-cell>
          <table:table-cell office:value-type="string" calcext:value-type="string">
            <text:p><text:s text:c="4"/>Two-Stage Phase II Clinical Tria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 table:number-rows-repeated="104830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rrelation" table:style-name="ta1">
        <table:table-column table:style-name="co13" table:default-cell-style-name="Default"/>
        <table:table-column table:style-name="co10" table:default-cell-style-name="ce2"/>
        <table:table-column table:style-name="co7" table:default-cell-style-name="ce2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In PASS</text:p>
          </table:table-cell>
          <table:table-cell office:value-type="string" calcext:value-type="string">
            <text:p>Study-Design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<text:s text:c="4"/>Confidence Intervals for Pearson’s Correl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Coefficient (or Cronbach's) Alp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Coefficient Alp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Intraclass Correl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Kapp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Kendall’s Tau-b Correl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Point Biserial Correl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Spearman’s Rank Correl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Kappa Test for Agreement Between Two Rate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Kendall’s Tau-b Correlation Tests with Simul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Lin's Concordance Correlation Coeffici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Pearson’s Correlation Tes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Pearson’s Correlation Tests with Simul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Point Biserial Correlation Tes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Power Comparison of Correlation Tests with Simul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pearman’s Rank Correlation Tests with Simul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Intraclass Correl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One Coefficient (or Cronbach's) Alp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Coefficient (or Cronbach's) Alpha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Coefficient (or Cronbach's) Alpha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Correlatio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Correlation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Variance" table:style-name="ta1">
        <table:table-column table:style-name="co16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In PASS</text:p>
          </table:table-cell>
          <table:table-cell office:value-type="string" calcext:value-type="string">
            <text:p>Study-Design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<text:s text:c="4"/>Confidence Intervals for One Mean with Known Standard Devi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Bartlett Test of Variance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Bartlett Test of Variances (Simulation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Brown-Forsythe Test of Variance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Brown-Forsythe Test of Variances (Simulation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One Mean with Sample Standard Devi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One Standard Deviation using Relative Err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One Standard Deviation using Standard Devi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One Standard Deviation with Tolerance Probability – Known Standard Devi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One Standard Deviation with Tolerance Probability – Sample Standard Devi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One Variance using Relative Err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One Variance using Vari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One Variance with Tolerance Probability – Known Vari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One Variance with Tolerance Probability – Sample Vari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the Ratio of Two Variances using Relative Err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the Ratio of Two Variances using Relative Error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the Ratio of Two Variances using Varia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the Ratio of Two Variances using Variance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over Test of Variance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over Test of Variances (Simulation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Levene Test of Variance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Levene Test of Variances (Simulation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Power Comparison of Tests of Variances with Simul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Power Comparison of Tests of Variances with Simulatio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Quality Control Charts for Variability – R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Quality Control Charts for Variability – 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Quality Control Charts for Variability – S with Probability Limit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One Vari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Varianc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Variance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</table:table>
      <table:table table:name="Non Parametric" table:style-name="ta1">
        <table:table-column table:style-name="co17" table:default-cell-style-name="Default"/>
        <table:table-column table:style-name="co10" table:default-cell-style-name="ce2"/>
        <table:table-column table:style-name="co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In PASS</text:p>
          </table:table-cell>
          <table:table-cell office:value-type="string" calcext:value-type="string">
            <text:p>Study-Design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<text:s text:c="4"/>Spearman’s Rank Correlation Tests with Simul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Two Means (Simulation) – Mann-Whitney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Two Means (Simulation) – Mann-Whitney Test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Non-Inferiority Tests for Two Means – Mann-Whitney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Non-Inferiority Tests for Two Means – Mann-Whitney Test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Means (Simulation) General Assumptions – Mann-Whitney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Means (Simulation) General Assumptions – Mann-Whitney Test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Kendall’s Tau-b Correlation Tests with Simul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Kruskal-Wallis Test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Kruskal-Wallis Tests (Simulation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ann-Whitney-Wilcoxon Test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ann-Whitney-Wilcoxon Tests (Simulation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ultiple Comparisons of Treatments vs. a Control (Simulation) – Kruskal-Wall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ultiple Comparisons of Treatments vs. a Control (Simulation) – Kruskal-Walli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Pair-wise Multiple Comparisons (Simulation) – Kruskal-Wall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Pair-wise Multiple Comparisons (Simulation) – Kruskal-Walli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Power Comparison of Correlation Tests with Simul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Power Comparison of Tests of Means in One-Way Design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Power Comparison of Tests of Means in One-Way Designs (Simulation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rry-Hoeffding Normal-Scores Tests of Mean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rry-Hoeffding Normal-Scores Tests of Means (Simulation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One Mean – (Simulation) – Bootstrap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One Mean – (Simulation) – Sign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One Mean – (Simulation) – Wilcoxon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Paired Means (Simulation) – Bootstrap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Paired Means (Simulation) – Sign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Paired Means (Simulation) – Wilcoxon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Van der Waerden Normal Quantiles Tests of Mean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Van der Waerden Normal Quantiles Tests of Means (Simulation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Normality" table:style-name="ta1">
        <table:table-column table:style-name="co20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In PASS</text:p>
          </table:table-cell>
          <table:table-cell office:value-type="string" calcext:value-type="string">
            <text:p>Study-Design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<text:s text:c="4"/>Normality Tests (Simulation) – Anderson-Darl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Normality Tests (Simulation) – Kolmogorov-Smirn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Normality Tests (Simulation) – Kurtos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Normality Tests (Simulation) – Martinez-Iglewic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Normality Tests (Simulation) – Omnib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Normality Tests (Simulation) – 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Normality Tests (Simulation) – Shapiro-Wil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Normality Tests (Simulation) – Skewne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Normality Tests (Simulation) – Any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ime To Event" table:style-name="ta1">
        <table:table-column table:style-name="co21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In PASS</text:p>
          </table:table-cell>
          <table:table-cell office:value-type="string" calcext:value-type="string">
            <text:p>Study-Design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<text:s text:c="4"/>Confidence Intervals for the Exponential Lifetime Me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ditional Power of Logrank Tes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an Exponential Lifetime Percenti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Exponential Reliabili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the Exponential Hazard R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the Exponential Lifetime Me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x Regress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Difference of Two Hazard Rates Assuming an Exponential Mod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Difference of Two Hazard Rates Assuming an Exponential Model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the Difference of Two Hazard Rates Assuming an Exponential Mod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the Difference of Two Hazard Rates Assuming an Exponential Model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Two Survival Curves using Cox’s Proportional Hazards Mod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Equivalence Tests for Two Survival Curves using Cox’s Proportional Hazards Model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(Simulation) – Fleming-Harrington Custom Paramete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(Simulation) – Fleming-Harrington Custom Parameter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(Simulation) – Gehan-Wilcox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(Simulation) – Gehan-Wilcoxo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(Simulation) – Modified Peto-Pet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(Simulation) – Modified Peto-Peto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(Simulation) – Peto-Pet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(Simulation) – Peto-Peto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(Simulation) – Tarone-Wa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(Simulation) – Tarone-Ware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(Simulation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of Two Survival Curves assuming Exponential Surviv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of Two Survival Curves assuming Proportional Hazar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using Hazard Rate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using Median Survival Time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using Mortality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using Proportion Surviving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Logrank Tests – Freedm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Logrank Tests – Freedma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Logrank Tests – Lachin and Foulk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Logrank Tests – Lachin and Foulke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Logrank Test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Logrank Tests (Input Hazard Rates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Logrank Tests (Input Median Survival Times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Logrank Tests (Input Mortality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Logrank Tests (Input Proportion Surviving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Logrank Tests Accounting for Competing Risk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Logrank Tests Accounting for Competing Risk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Logrank Tests for Two Survival Curves Using Cox’s Proportional Hazards Mod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Logrank Tests in a Cluster-Randomized Desig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Non-Inferiority Logrank Tes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Non-Inferiority Logrank Test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Non-Inferiority Tests for Difference of Two Hazard Rates Assuming an Exponential Mod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Non-Inferiority Tests for Difference of Two Hazard Rates Assuming an Exponential Model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Non-Inferiority Tests for the Difference of Two Hazard Rates Assuming an Exponential Mod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Non-Inferiority Tests for the Difference of Two Hazard Rates Assuming an Exponential Model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Non-Inferiority Tests for Two Survival Curves using Cox’s Proportional Hazards Mod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Non-Inferiority Tests for Two Survival Curves using Cox’s Proportional Hazards Model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One-Sample Cure Model Tes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One-Sample Logrank Tes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Probit Analysis - Prob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Probit Analysis – Log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Difference of Two Hazard Rates Assuming an Exponential Mod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Difference of Two Hazard Rates Assuming an Exponential Model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he Difference of Two Hazard Rates Assuming an Exponential Mod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he Difference of Two Hazard Rates Assuming an Exponential Model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Survival Curves Using Cox’s Proportional Hazards Mod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periority by a Margin Tests for Two Survival Curves Using Cox’s Proportional Hazards Model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One Exponential Mean with Replace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One Exponential Mean without Replace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he Difference of Two Hazard Rates Assuming an Exponential Mod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he Difference of Two Hazard Rates Assuming an Exponential Model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Exponential Me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Exponential Mean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Survival Curves using Cox’s Proportional Hazards Mod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Survival Curves using Cox’s Proportional Hazards Model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</table:table>
      <table:table table:name="Counts and Rates" table:style-name="ta1">
        <table:table-column table:style-name="co22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In PASS</text:p>
          </table:table-cell>
          <table:table-cell office:value-type="string" calcext:value-type="string">
            <text:p>Study-Design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<text:s text:c="4"/>Tests for the Difference Between Two Poisson Rates in a Cluster-Randomized Desig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he Difference Between Two Poisson Ra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he Difference Between Two Poisson Rates in a Cluster-Randomized Desig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he Ratio of Two Negative Binomial Ra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Poisson Means (Incidence Rates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Post-Marketing Surveillance (Incidence Rates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Poisson Regress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gression" table:style-name="ta1">
        <table:table-column table:style-name="co23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In PASS</text:p>
          </table:table-cell>
          <table:table-cell office:value-type="string" calcext:value-type="string">
            <text:p>Study-Design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<text:s text:c="4"/>Confidence Intervals for Linear Regression Slo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One-Way Repeated Measures Contras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Linear Regress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Linear Regression Slo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he Difference Between Two Linear Regression Slop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he Difference Between Two Linear Regression Intercep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x Regress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Logistic Regress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ultiple Regress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Poisson Regress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Probit Analysis - Prob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Probit Analysis – Log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Michaelis-Menten Paramete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Michaelis-Menten Parameter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Reference Intervals for Clinical and Lab Medic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endelian Randomization with a Binary Outc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endelian Randomization with a Continuous Outc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</table:table>
      <table:table table:name="Classifiers" table:style-name="ta1">
        <table:table-column table:style-name="co24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In PASS</text:p>
          </table:table-cell>
          <table:table-cell office:value-type="string" calcext:value-type="string">
            <text:p>Study-Design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<text:s text:c="4"/>Tests for One ROC Curve – Discrete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One ROC Curve – Continuous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One ROC Curve – Continuous Data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ROC Curves – Discrete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ROC Curves – Discrete Data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ROC Curves – Continuous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ROC Curves – Continuous Data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the Area Under an ROC Curv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the Area Under an ROC Curve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One-Sample Sensitivity and Specifici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Paired Sensitiviti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Independent Sensitivities – Fisher’s Exact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Independent Sensitivities – Fisher’s Exact Test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Independent Sensitivities – Z-Test (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Independent Sensitivities – Z-Test (Pooled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Independent Sensitivities – Z-Test (Un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Independent Sensitivities – Z-Test (Unpooled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Independent Sensitivities – Z-Test (Pooled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Independent Sensitivities – Z-Test (Pooled) with Continuity Correctio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Independent Sensitivities – Z-Test (Unpooled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Independent Sensitivities – Z-Test (Unpooled) with Continuity Correctio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Independent Sensitivities – Mantel-Haenszel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Independent Sensitivities – Mantel-Haenszel Test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Independent Sensitivities – Likelihood Ratio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ests for Two Independent Sensitivities – Likelihood Ratio Test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</table:table>
      <table:table table:name="Group Sequential" table:style-name="ta1">
        <table:table-column table:style-name="co6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In PASS</text:p>
          </table:table-cell>
          <table:table-cell office:value-type="string" calcext:value-type="string">
            <text:p>Study-Design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<text:s text:c="4"/>Group-Sequential Tests for Two Me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Mean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Means (Simulation) Assuming Normali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Means (Simulation) Assuming Normality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Means (Simulation) General Assumptio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Means (Simulation) General Assumption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Means (Simulation) General Assumptions – Mann-Whitney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Means (Simulation) General Assumptions – Mann-Whitney Test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Non-Inferiority Tests for Two Me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Non-Inferiority Tests for Two Mean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Non-Inferiority Tests for Two Means – Mann-Whitney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Non-Inferiority Tests for Two Means – Mann-Whitney Test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Proportio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Proportion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Proportions (Simulation) – Z-Test (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Proportions (Simulation) – Z-Test (Pooled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Proportions (Simulation) – Z-Test (Un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Proportions (Simulation) – Z-Test (Unpooled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Proportions (Simulation) – Z-Test (Pooled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Proportions (Simulation) – Z-Test (Pooled) with Continuity Correctio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Proportions (Simulation) – Z-Test (Unpooled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Proportions (Simulation) – Z-Test (Unpooled) with Continuity Correctio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Proportions (Simulation) – Mantel-Haensz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Proportions (Simulation) – Mantel-Haenszel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Proportions (Simulation) – Fisher’s Exa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Proportions (Simulation) – Fisher’s Exact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Proportions using Difference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Proportions using Ratio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Tests for Two Proportions using Odds Ratio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Non-Inferiority Tests for Two Proportions (Simulation) – Z-Test (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Non-Inferiority Tests for Two Proportions (Simulation) – Z-Test (Pooled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Non-Inferiority Tests for Two Proportions (Simulation) – Z-Test (Un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Non-Inferiority Tests for Two Proportions (Simulation) – Z-Test (Unpooled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Non-Inferiority Tests for Two Proportions (Simulation) – Z-Test (Pooled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Non-Inferiority Tests for Two Proportions (Simulation) – Z-Test (Pooled) with Continuity Correctio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Non-Inferiority Tests for Two Proportions (Simulation) – Z-Test (Unpooled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Non-Inferiority Tests for Two Proportions (Simulation) – Z-Test (Unpooled) with Continuity Correctio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Non-Inferiority Tests for Two Proportions (Simulation) – Likelihood Score (Farrington &amp; Manning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Non-Inferiority Tests for Two Proportions (Simulation) – Likelihood Score (Farrington &amp; Manning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Non-Inferiority Tests for Two Proportions (Simulation) – Likelihood Score (Miettinen &amp; Nurmine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Non-Inferiority Tests for Two Proportions (Simulation) – Likelihood Score (Miettinen &amp; Nurminen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Non-Inferiority Tests for Two Proportions (Simulation) – Likelihood Score (Gart &amp; Na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Non-Inferiority Tests for Two Proportions (Simulation) – Likelihood Score (Gart &amp; Nam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Non-Inferiority Tests for Two Proportions using Difference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Non-Inferiority Tests for Two Proportions using Ratio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Non-Inferiority Tests for Two Proportions using Odds Ratio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(Simulation) – Z-Test (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(Simulation) – Z-Test (Pooled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(Simulation) – Z-Test (Unpoole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(Simulation) – Z-Test (Unpooled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(Simulation) – Z-Test (Pooled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(Simulation) – Z-Test (Pooled) with Continuity Correctio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(Simulation) – Z-Test (Unpooled) with Continuity Corr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(Simulation) – Z-Test (Unpooled) with Continuity Correctio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(Simulation) – Likelihood Score (Farrington &amp; Manning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(Simulation) – Likelihood Score (Farrington &amp; Manning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(Simulation) – Likelihood Score (Miettinen &amp; Nurmine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(Simulation) – Likelihood Score (Miettinen &amp; Nurminen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(Simulation) – Likelihood Score (Gart &amp; Na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(Simulation) – Likelihood Score (Gart &amp; Nam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using Difference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using Ratio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Superiority by a Margin Tests for Two Proportions using Odds Ratio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of Two Survival Curves assuming Exponential Surviv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of Two Survival Curves assuming Proportional Hazar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(Simulation)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(Simulation) – Gehan-Wilcox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(Simulation) – Gehan-Wilcoxon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(Simulation) – Tarone-Wa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(Simulation) – Tarone-Ware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(Simulation) – Peto-Pet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(Simulation) – Peto-Peto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(Simulation) – Modified Peto-Pet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(Simulation) – Modified Peto-Peto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(Simulation) – Fleming-Harrington Custom Paramete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(Simulation) – Fleming-Harrington Custom Parameter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using Hazard Rate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using Median Survival Time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using Proportion Surviving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Group-Sequential Logrank Tests using Mortality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</table:table>
      <table:table table:name="Quality Control" table:style-name="ta1">
        <table:table-column table:style-name="co25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In PASS</text:p>
          </table:table-cell>
          <table:table-cell office:value-type="string" calcext:value-type="string">
            <text:p>Study-Design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<text:s text:c="4"/>Acceptance Sampling for Attribu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Operating Characteristic Curves for Acceptance Sampling for Attribu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Quality Control Charts for Means – Shewhart (Xbar)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Quality Control Charts for Means – CUSUM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Quality Control Charts for Means – CUSUM + Shewhart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Quality Control Charts for Means – FIR CUSUM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Quality Control Charts for Means – FIR CUSUM + Shewhart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Quality Control Charts for Means – EWMA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Quality Control Charts for Means – EWMA + Shewhart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Quality Control Charts for Variability – R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Quality Control Charts for Variability – 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Quality Control Charts for Variability – S with Probability Limits (Simulatio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C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Cp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</table:table>
      <table:table table:name="Conditional Power" table:style-name="ta1">
        <table:table-column table:style-name="co26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In PASS</text:p>
          </table:table-cell>
          <table:table-cell office:value-type="string" calcext:value-type="string">
            <text:p>Study-Design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<text:s text:c="4"/>Conditional Power of One-Sample T-Tes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ditional Power of Two-Sample T-Tes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ditional Power of Two-Sample T-Test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ditional Power of Paired T-Tes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ditional Power of 2x2 Cross-Over Desig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ditional Power of Logrank Tes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ditional Power of One-Proportion Tes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ditional Power of Two-Proportions Tes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ditional Power of Two-Proportions Test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ditional Power of 2x2 Cross-Over Desig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</table:table>
      <table:table table:name="MM Parameters" table:style-name="ta1">
        <table:table-column table:style-name="co23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In PASS</text:p>
          </table:table-cell>
          <table:table-cell office:value-type="string" calcext:value-type="string">
            <text:p>Study-Design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<text:s text:c="4"/>Confidence Intervals for Michaelis-Menten Paramete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onfidence Intervals for Michaelis-Menten Parameters – Unequal n’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</table:table>
      <table:table table:name="Study Design" table:style-name="ta1">
        <table:table-column table:style-name="co27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In PASS</text:p>
          </table:table-cell>
          <table:table-cell office:value-type="string" calcext:value-type="string">
            <text:p>Study-Design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<text:s text:c="4"/>Balanced Incomplete Block Desig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D-Optimal Desig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Design Genera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Fractional Factorial Desig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Latin Square Desig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Response Surface Desig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creening Desig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aguchi Desig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wo-Level Desig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</table:table>
      <table:table table:name="Randomization" table:style-name="ta1">
        <table:table-column table:style-name="co28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In PASS</text:p>
          </table:table-cell>
          <table:table-cell office:value-type="string" calcext:value-type="string">
            <text:p>Study-Design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Comple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 Sort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ron's Biased Co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'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's Ur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 Sorting with Maximum Allowable Devi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</table:table>
      <table:table table:name="Tools" table:style-name="ta1">
        <table:table-column table:style-name="co29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In PASS</text:p>
          </table:table-cell>
          <table:table-cell office:value-type="string" calcext:value-type="string">
            <text:p>Study-Design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<text:s text:c="4"/>Chi-Square Effect-Size Estima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ultinomial Effect-Size Estima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Odds Ratio to Proportions Conver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Probability Calculator (Various Distributions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tandard Deviation Estima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urvival Parameter Conversion To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tandard Deviation of Means Calcula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Data Simula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Means.A2:Means.A263">
          <table:sort>
            <table:sort-by table:field-number="0" table:data-type="automatic"/>
          </table:sort>
        </table:database-range>
        <table:database-range table:name="__Anonymous_Sheet_DB__2" table:target-range-address="Proportions.B2:Proportions.B274">
          <table:sort>
            <table:sort-by table:field-number="0" table:data-type="automatic"/>
          </table:sort>
        </table:database-range>
        <table:database-range table:name="__Anonymous_Sheet_DB__3" table:target-range-address="Correlation.A2:Correlation.A23">
          <table:sort>
            <table:sort-by table:field-number="0" table:data-type="automatic"/>
          </table:sort>
        </table:database-range>
        <table:database-range table:name="__Anonymous_Sheet_DB__4" table:target-range-address="Variance.A2:Variance.A31">
          <table:sort>
            <table:sort-by table:field-number="0" table:data-type="automatic"/>
          </table:sort>
        </table:database-range>
        <table:database-range table:name="__Anonymous_Sheet_DB__5" table:target-range-address="'Non Parametric'.A2:'Non Parametric'.A30">
          <table:sort>
            <table:sort-by table:field-number="0" table:data-type="automatic"/>
          </table:sort>
        </table:database-range>
        <table:database-range table:name="__Anonymous_Sheet_DB__7" table:target-range-address="'Time To Event'.A2:'Time To Event'.A7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Louden</meta:initial-creator>
    <meta:creation-date>2016-06-29T19:29:56.858556797</meta:creation-date>
    <meta:generator>LibreOffice/5.0.6.2$Linux_X86_64 LibreOffice_project/00$Build-2</meta:generator>
    <dc:date>2016-06-29T20:19:08.367464886</dc:date>
    <dc:creator>Christopher Louden</dc:creator>
    <meta:editing-duration>PT17M55S</meta:editing-duration>
    <meta:editing-cycles>6</meta:editing-cycles>
    <meta:document-statistic meta:table-count="18" meta:cell-count="3176" meta:object-count="0"/>
  </office:meta>
</office:document-meta>
</file>